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36">
      <style:table-cell-properties fo:background-color="#FF0000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444746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444746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444746" fo:font-size="5pt" style:font-size-asian="5pt" style:font-size-complex="5pt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fo:font-size="5pt" style:font-size-asian="5pt" style:font-size-complex="5pt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 style:writing-mode="lr"/>
      <style:text-properties fo:color="#0000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 style:writing-mode="lr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 style:writing-mode="lr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 style:writing-mode="lr"/>
      <style:text-properties fo:color="#000000" fo:font-size="10pt" style:font-size-asian="10pt" style:font-size-complex="10pt"/>
    </style:style>
    <style:style style:name="ce17" style:family="table-cell" style:parent-style-name="Hyperlink" style:data-style-name="N0">
      <style:table-cell-properties fo:border="thin solid #000000"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ce18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 style:writing-mode="lr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 style:writing-mode="lr"/>
      <style:text-properties fo:color="#000000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 style:writing-mode="lr"/>
      <style:text-properties fo:color="#000000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 style:writing-mode="lr"/>
      <style:text-properties fo:color="#060606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00B050" style:repeat-content="false"/>
      <style:paragraph-properties fo:text-align="center"/>
      <style:text-properties fo:color="#444746" fo:font-size="10pt" style:font-size-asian="10pt" style:font-size-complex="10pt"/>
    </style:style>
    <style:style style:name="co1" style:family="table-column">
      <style:table-column-properties fo:break-before="auto" style:column-width="2.3415625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34697916666667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5.17260416666667cm"/>
    </style:style>
    <style:style style:name="co6" style:family="table-column">
      <style:table-column-properties fo:break-before="auto" style:column-width="3.0559375cm"/>
    </style:style>
    <style:style style:name="co7" style:family="table-column">
      <style:table-column-properties fo:break-before="auto" style:column-width="4.03489583333333cm"/>
    </style:style>
    <style:style style:name="co8" style:family="table-column">
      <style:table-column-properties fo:break-before="auto" style:column-width="2.2621875cm"/>
    </style:style>
    <style:style style:name="co9" style:family="table-column">
      <style:table-column-properties fo:break-before="auto" style:column-width="3.2940625cm"/>
    </style:style>
    <style:style style:name="co10" style:family="table-column">
      <style:table-column-properties fo:break-before="auto" style:column-width="5.91343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034375cm"/>
    </style:style>
    <style:style style:name="co13" style:family="table-column">
      <style:table-column-properties fo:break-before="auto" style:column-width="16.4703125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39.4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Leetcode</text:p>
          </table:table-cell>
          <table:table-cell office:value-type="string" table:style-name="ce2">
            <text:p>Codeforces</text:p>
          </table:table-cell>
          <table:table-cell office:value-type="string" table:style-name="ce2">
            <text:p>Codechef</text:p>
          </table:table-cell>
          <table:table-cell office:value-type="string" table:style-name="ce2">
            <text:p>teacher ques/hackerrank</text:p>
          </table:table-cell>
          <table:table-cell office:value-type="string" table:style-name="ce2">
            <text:p>contest ques</text:p>
          </table:table-cell>
          <table:table-cell office:value-type="string" table:style-name="ce2">
            <text:p>Geeks for Geek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pics</text:p>
          </table:table-cell>
          <table:table-cell office:value-type="string" table:style-name="ce2">
            <text:p>Questions</text:p>
          </table:table-cell>
          <table:table-cell table:number-columns-repeated="16374"/>
        </table:table-row>
        <table:table-row table:style-name="ro2">
          <table:table-cell office:value-type="date" office:date-value="2024-06-07T00:00:00" table:style-name="ce3">
            <text:p>06/07/24</text:p>
          </table:table-cell>
          <table:table-cell table:number-columns-repeated="5" table:style-name="ce1"/>
          <table:table-cell office:value-type="float" office:value="2" table:style-name="ce4">
            <text:p>2</text:p>
          </table:table-cell>
          <table:table-cell office:value-type="float" office:value="2" table:formula="of:= SUM([.B2:.G2])" table:style-name="ce1">
            <text:p>2</text:p>
          </table:table-cell>
          <table:table-cell office:value-type="string" table:style-name="ce5">
            <text:p>Array</text:p>
          </table:table-cell>
          <table:table-cell office:value-type="string" table:style-name="ce5">
            <text:p>1. Add two numbers represented by two arrays</text:p>
            <text:p>2. large factorial</text:p>
          </table:table-cell>
          <table:table-cell table:number-columns-repeated="16374"/>
        </table:table-row>
        <table:table-row table:style-name="ro3">
          <table:table-cell office:value-type="date" office:date-value="2024-06-08T00:00:00" table:style-name="ce3">
            <text:p>06/08/2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formula="of:= SUM([.B3:.G3])" table:style-name="ce1">
            <text:p>8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1. Search in Rotated Sorted Array I</text:p>
            <text:p>2. Search in Rotated Sorted Array II</text:p>
            <text:p>3. First Occ , last Occ and Total Occ</text:p>
            <text:p>4. Missing number by BS</text:p>
            <text:p>5. Peak Index in a Mountain Array</text:p>
            <text:p>6. Leetcode Contest 1Ques</text:p>
          </table:table-cell>
          <table:table-cell table:number-columns-repeated="16374"/>
        </table:table-row>
        <table:table-row table:style-name="ro3">
          <table:table-cell office:value-type="date" office:date-value="2024-06-09T00:00:00" table:style-name="ce3">
            <text:p>06/09/24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formula="of:= SUM([.B4:.G4])" table:style-name="ce1">
            <text:p>1</text:p>
          </table:table-cell>
          <table:table-cell table:style-name="ce1"/>
          <table:table-cell office:value-type="string" table:style-name="ce1">
            <text:p>1. Sqrt(x)</text:p>
          </table:table-cell>
          <table:table-cell table:number-columns-repeated="16374"/>
        </table:table-row>
        <table:table-row table:style-name="ro3">
          <table:table-cell office:value-type="date" office:date-value="2024-06-10T00:00:00" table:style-name="ce6">
            <text:p>06/10/24</text:p>
          </table:table-cell>
          <table:table-cell table:number-columns-repeated="6" table:style-name="ce7"/>
          <table:table-cell office:value-type="float" office:value="0" table:formula="of:= SUM([.B5:.G5])" table:style-name="ce7">
            <text:p>0</text:p>
          </table:table-cell>
          <table:table-cell table:number-columns-repeated="2" table:style-name="ce7"/>
          <table:table-cell table:number-columns-repeated="16374"/>
        </table:table-row>
        <table:table-row table:style-name="ro3">
          <table:table-cell office:value-type="date" office:date-value="2024-06-11T00:00:00" table:style-name="ce3">
            <text:p>06/11/24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" table:formula="of:= SUM([.B6:.G6])" table:style-name="ce1">
            <text:p>3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12T00:00:00" table:style-name="ce3">
            <text:p>06/12/2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formula="of:= SUM([.B7:.G7])" table:style-name="ce1">
            <text:p>3</text:p>
          </table:table-cell>
          <table:table-cell table:style-name="ce1"/>
          <table:table-cell office:value-type="string" table:style-name="ce1">
            <text:p>1. contest on codechef</text:p>
          </table:table-cell>
          <table:table-cell table:number-columns-repeated="16374"/>
        </table:table-row>
        <table:table-row table:style-name="ro3">
          <table:table-cell office:value-type="date" office:date-value="2024-06-13T00:00:00" table:style-name="ce3">
            <text:p>06/13/2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formula="of:= SUM([.B8:.G8])" table:style-name="ce1">
            <text:p>5</text:p>
          </table:table-cell>
          <table:table-cell table:style-name="ce1"/>
          <table:table-cell office:value-type="string" table:style-name="ce1">
            <text:p>1. BS in 2d matrix</text:p>
          </table:table-cell>
          <table:table-cell table:number-columns-repeated="16374"/>
        </table:table-row>
        <table:table-row table:style-name="ro3">
          <table:table-cell office:value-type="date" office:date-value="2024-06-14T00:00:00" table:style-name="ce3">
            <text:p>06/14/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formula="of:= SUM([.B9:.G9])" table:style-name="ce1">
            <text:p>1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15T00:00:00" table:style-name="ce6">
            <text:p>06/15/24</text:p>
          </table:table-cell>
          <table:table-cell table:number-columns-repeated="6" table:style-name="ce7"/>
          <table:table-cell office:value-type="float" office:value="0" table:formula="of:= SUM([.B10:.G10])" table:style-name="ce7">
            <text:p>0</text:p>
          </table:table-cell>
          <table:table-cell table:number-columns-repeated="2" table:style-name="ce7"/>
          <table:table-cell table:number-columns-repeated="16374"/>
        </table:table-row>
        <table:table-row table:style-name="ro3">
          <table:table-cell office:value-type="date" office:date-value="2024-06-16T00:00:00" table:style-name="ce3">
            <text:p>06/16/24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2" table:formula="of:= SUM([.B11:.G11])" table:style-name="ce1">
            <text:p>2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17T00:00:00" table:style-name="ce3">
            <text:p>06/17/24</text:p>
          </table:table-cell>
          <table:table-cell table:number-columns-repeated="6" table:style-name="ce1"/>
          <table:table-cell office:value-type="float" office:value="0" table:formula="of:= SUM([.B12:.G12])" table:style-name="ce1">
            <text:p>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18T00:00:00" table:style-name="ce3">
            <text:p>06/18/24</text:p>
          </table:table-cell>
          <table:table-cell table:number-columns-repeated="6" table:style-name="ce1"/>
          <table:table-cell office:value-type="float" office:value="0" table:formula="of:= SUM([.B13:.G13])" table:style-name="ce1">
            <text:p>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19T00:00:00" table:style-name="ce3">
            <text:p>06/19/24</text:p>
          </table:table-cell>
          <table:table-cell table:number-columns-repeated="6" table:style-name="ce1"/>
          <table:table-cell office:value-type="float" office:value="0" table:formula="of:= SUM([.B14:.G14])" table:style-name="ce1">
            <text:p>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20T00:00:00" table:style-name="ce3">
            <text:p>06/20/24</text:p>
          </table:table-cell>
          <table:table-cell table:number-columns-repeated="6" table:style-name="ce1"/>
          <table:table-cell office:value-type="float" office:value="0" table:formula="of:= SUM([.B15:.G15])" table:style-name="ce1">
            <text:p>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21T00:00:00" table:style-name="ce3">
            <text:p>06/21/24</text:p>
          </table:table-cell>
          <table:table-cell table:number-columns-repeated="6" table:style-name="ce1"/>
          <table:table-cell office:value-type="float" office:value="0" table:formula="of:= SUM([.B16:.G16])" table:style-name="ce1">
            <text:p>0</text:p>
          </table:table-cell>
          <table:table-cell table:number-columns-repeated="16376" table:style-name="ce1"/>
        </table:table-row>
        <table:table-row table:style-name="ro3">
          <table:table-cell office:value-type="date" office:date-value="2024-06-22T00:00:00" table:style-name="ce3">
            <text:p>06/22/24</text:p>
          </table:table-cell>
          <table:table-cell table:number-columns-repeated="6" table:style-name="ce1"/>
          <table:table-cell office:value-type="float" office:value="0" table:formula="of:= SUM([.B17:.G17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23T00:00:00" table:style-name="ce3">
            <text:p>06/23/24</text:p>
          </table:table-cell>
          <table:table-cell table:number-columns-repeated="6" table:style-name="ce1"/>
          <table:table-cell office:value-type="float" office:value="0" table:formula="of:= SUM([.B18:.G18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24T00:00:00" table:style-name="ce3">
            <text:p>06/24/24</text:p>
          </table:table-cell>
          <table:table-cell table:number-columns-repeated="6" table:style-name="ce1"/>
          <table:table-cell office:value-type="float" office:value="0" table:formula="of:= SUM([.B19:.G19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25T00:00:00" table:style-name="ce3">
            <text:p>06/25/24</text:p>
          </table:table-cell>
          <table:table-cell table:number-columns-repeated="6" table:style-name="ce1"/>
          <table:table-cell office:value-type="float" office:value="0" table:formula="of:= SUM([.B20:.G20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26T00:00:00" table:style-name="ce3">
            <text:p>06/26/24</text:p>
          </table:table-cell>
          <table:table-cell table:number-columns-repeated="6" table:style-name="ce1"/>
          <table:table-cell office:value-type="float" office:value="0" table:formula="of:= SUM([.B21:.G21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27T00:00:00" table:style-name="ce3">
            <text:p>06/27/24</text:p>
          </table:table-cell>
          <table:table-cell table:number-columns-repeated="6" table:style-name="ce1"/>
          <table:table-cell office:value-type="float" office:value="0" table:formula="of:= SUM([.B22:.G22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28T00:00:00" table:style-name="ce3">
            <text:p>06/28/24</text:p>
          </table:table-cell>
          <table:table-cell table:number-columns-repeated="6" table:style-name="ce1"/>
          <table:table-cell office:value-type="float" office:value="0" table:formula="of:= SUM([.B23:.G23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29T00:00:00" table:style-name="ce3">
            <text:p>06/29/24</text:p>
          </table:table-cell>
          <table:table-cell table:number-columns-repeated="6" table:style-name="ce1"/>
          <table:table-cell office:value-type="float" office:value="0" table:formula="of:= SUM([.B24:.G24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6-30T00:00:00" table:style-name="ce3">
            <text:p>06/30/24</text:p>
          </table:table-cell>
          <table:table-cell table:number-columns-repeated="6" table:style-name="ce1"/>
          <table:table-cell office:value-type="float" office:value="0" table:formula="of:= SUM([.B25:.G25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1T00:00:00" table:style-name="ce3">
            <text:p>07/01/24</text:p>
          </table:table-cell>
          <table:table-cell table:number-columns-repeated="6" table:style-name="ce1"/>
          <table:table-cell office:value-type="float" office:value="0" table:formula="of:= SUM([.B26:.G26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2T00:00:00" table:style-name="ce3">
            <text:p>07/02/24</text:p>
          </table:table-cell>
          <table:table-cell table:number-columns-repeated="6" table:style-name="ce1"/>
          <table:table-cell office:value-type="float" office:value="0" table:formula="of:= SUM([.B27:.G27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3T00:00:00" table:style-name="ce3">
            <text:p>07/03/24</text:p>
          </table:table-cell>
          <table:table-cell table:number-columns-repeated="6" table:style-name="ce1"/>
          <table:table-cell office:value-type="float" office:value="0" table:formula="of:= SUM([.B28:.G28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4T00:00:00" table:style-name="ce3">
            <text:p>07/04/24</text:p>
          </table:table-cell>
          <table:table-cell table:number-columns-repeated="6" table:style-name="ce1"/>
          <table:table-cell office:value-type="float" office:value="0" table:formula="of:= SUM([.B29:.G29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5T00:00:00" table:style-name="ce3">
            <text:p>07/05/24</text:p>
          </table:table-cell>
          <table:table-cell table:number-columns-repeated="6" table:style-name="ce1"/>
          <table:table-cell office:value-type="float" office:value="0" table:formula="of:= SUM([.B30:.G30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6T00:00:00" table:style-name="ce3">
            <text:p>07/06/24</text:p>
          </table:table-cell>
          <table:table-cell table:number-columns-repeated="6" table:style-name="ce1"/>
          <table:table-cell office:value-type="float" office:value="0" table:formula="of:= SUM([.B31:.G31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7T00:00:00" table:style-name="ce3">
            <text:p>07/07/24</text:p>
          </table:table-cell>
          <table:table-cell table:number-columns-repeated="6" table:style-name="ce1"/>
          <table:table-cell office:value-type="float" office:value="0" table:formula="of:= SUM([.B32:.G32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8T00:00:00" table:style-name="ce3">
            <text:p>07/08/24</text:p>
          </table:table-cell>
          <table:table-cell table:number-columns-repeated="6" table:style-name="ce1"/>
          <table:table-cell office:value-type="float" office:value="0" table:formula="of:= SUM([.B33:.G33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09T00:00:00" table:style-name="ce3">
            <text:p>07/09/24</text:p>
          </table:table-cell>
          <table:table-cell table:number-columns-repeated="6" table:style-name="ce1"/>
          <table:table-cell office:value-type="float" office:value="0" table:formula="of:= SUM([.B34:.G34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0T00:00:00" table:style-name="ce3">
            <text:p>07/10/24</text:p>
          </table:table-cell>
          <table:table-cell table:number-columns-repeated="6" table:style-name="ce1"/>
          <table:table-cell office:value-type="float" office:value="0" table:formula="of:= SUM([.B35:.G35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1T00:00:00" table:style-name="ce3">
            <text:p>07/11/24</text:p>
          </table:table-cell>
          <table:table-cell table:number-columns-repeated="6" table:style-name="ce1"/>
          <table:table-cell office:value-type="float" office:value="0" table:formula="of:= SUM([.B36:.G36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2T00:00:00" table:style-name="ce3">
            <text:p>07/12/24</text:p>
          </table:table-cell>
          <table:table-cell table:number-columns-repeated="6" table:style-name="ce1"/>
          <table:table-cell office:value-type="float" office:value="0" table:formula="of:= SUM([.B37:.G37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3T00:00:00" table:style-name="ce3">
            <text:p>07/13/24</text:p>
          </table:table-cell>
          <table:table-cell table:number-columns-repeated="6" table:style-name="ce1"/>
          <table:table-cell office:value-type="float" office:value="0" table:formula="of:= SUM([.B38:.G38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4T00:00:00" table:style-name="ce3">
            <text:p>07/14/24</text:p>
          </table:table-cell>
          <table:table-cell table:number-columns-repeated="6" table:style-name="ce1"/>
          <table:table-cell office:value-type="float" office:value="0" table:formula="of:= SUM([.B39:.G39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5T00:00:00" table:style-name="ce3">
            <text:p>07/15/24</text:p>
          </table:table-cell>
          <table:table-cell table:number-columns-repeated="6" table:style-name="ce1"/>
          <table:table-cell office:value-type="float" office:value="0" table:formula="of:= SUM([.B40:.G40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6T00:00:00" table:style-name="ce3">
            <text:p>07/16/24</text:p>
          </table:table-cell>
          <table:table-cell table:number-columns-repeated="6" table:style-name="ce1"/>
          <table:table-cell office:value-type="float" office:value="0" table:formula="of:= SUM([.B41:.G41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7T00:00:00" table:style-name="ce3">
            <text:p>07/17/24</text:p>
          </table:table-cell>
          <table:table-cell table:number-columns-repeated="6" table:style-name="ce1"/>
          <table:table-cell office:value-type="float" office:value="0" table:formula="of:= SUM([.B42:.G42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8T00:00:00" table:style-name="ce3">
            <text:p>07/18/24</text:p>
          </table:table-cell>
          <table:table-cell table:number-columns-repeated="6" table:style-name="ce1"/>
          <table:table-cell office:value-type="float" office:value="0" table:formula="of:= SUM([.B43:.G43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19T00:00:00" table:style-name="ce3">
            <text:p>07/19/24</text:p>
          </table:table-cell>
          <table:table-cell table:number-columns-repeated="6" table:style-name="ce1"/>
          <table:table-cell office:value-type="float" office:value="0" table:formula="of:= SUM([.B44:.G44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20T00:00:00" table:style-name="ce3">
            <text:p>07/20/24</text:p>
          </table:table-cell>
          <table:table-cell table:number-columns-repeated="6" table:style-name="ce1"/>
          <table:table-cell office:value-type="float" office:value="0" table:formula="of:= SUM([.B45:.G45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21T00:00:00" table:style-name="ce3">
            <text:p>07/21/24</text:p>
          </table:table-cell>
          <table:table-cell table:number-columns-repeated="6" table:style-name="ce1"/>
          <table:table-cell office:value-type="float" office:value="0" table:formula="of:= SUM([.B46:.G46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22T00:00:00" table:style-name="ce3">
            <text:p>07/22/24</text:p>
          </table:table-cell>
          <table:table-cell table:number-columns-repeated="6" table:style-name="ce1"/>
          <table:table-cell office:value-type="float" office:value="0" table:formula="of:= SUM([.B47:.G47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23T00:00:00" table:style-name="ce3">
            <text:p>07/23/24</text:p>
          </table:table-cell>
          <table:table-cell table:number-columns-repeated="6" table:style-name="ce1"/>
          <table:table-cell office:value-type="float" office:value="0" table:formula="of:= SUM([.B48:.G48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date" office:date-value="2024-07-24T00:00:00" table:style-name="ce3">
            <text:p>07/24/24</text:p>
          </table:table-cell>
          <table:table-cell table:number-columns-repeated="6" table:style-name="ce1"/>
          <table:table-cell office:value-type="float" office:value="0" table:formula="of:= SUM([.B49:.G49])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otal</text:p>
          </table:table-cell>
          <table:table-cell table:number-columns-repeated="6" table:style-name="ce1"/>
          <table:table-cell office:value-type="float" office:value="25" table:formula="of:= SUM([.H2:.H49] )" table:style-name="ce1">
            <text:p>25</text:p>
          </table:table-cell>
          <table:table-cell table:number-columns-repeated="16376"/>
        </table:table-row>
        <table:table-row table:number-rows-repeated="1048526" table:style-name="ro3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number-columns-repeated="16381" table:default-cell-style-name="ce1"/>
        <table:table-row table:style-name="ro3">
          <table:table-cell office:value-type="string" table:style-name="ce9">
            <text:p>A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F</text:p>
          </table:table-cell>
          <table:table-cell office:value-type="string" table:style-name="ce10">
            <text:p>G</text:p>
          </table:table-cell>
          <table:table-cell office:value-type="string" table:style-name="ce10">
            <text:p>H</text:p>
          </table:table-cell>
          <table:table-cell office:value-type="string" table:style-name="ce10">
            <text:p>I</text:p>
          </table:table-cell>
          <table:table-cell table:style-name="ce11"/>
          <table:table-cell table:number-columns-repeated="16375"/>
        </table:table-row>
        <table:table-row table:style-name="ro4">
          <table:table-cell table:style-name="ce9"/>
          <table:table-cell table:number-columns-repeated="2" table:style-name="ce12"/>
          <table:table-cell office:value-type="string" table:style-name="ce13">
            <text:p>Status</text:p>
          </table:table-cell>
          <table:table-cell office:value-type="string" table:style-name="ce14">
            <text:p>Goldman Sachs</text:p>
          </table:table-cell>
          <table:table-cell office:value-type="string" table:style-name="ce14">
            <text:p>Amazon</text:p>
          </table:table-cell>
          <table:table-cell office:value-type="string" table:style-name="ce14">
            <text:p>Walmart</text:p>
          </table:table-cell>
          <table:table-cell office:value-type="string" table:style-name="ce14">
            <text:p>Salesforce</text:p>
          </table:table-cell>
          <table:table-cell office:value-type="string" table:style-name="ce14">
            <text:p>Microsoft</text:p>
          </table:table-cell>
          <table:table-cell table:number-columns-repeated="16375"/>
        </table:table-row>
        <table:table-row table:style-name="ro5">
          <table:table-cell table:style-name="ce9"/>
          <table:table-cell table:style-name="ce14"/>
          <table:table-cell office:value-type="string" table:style-name="ce15">
            <text:p>Array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set-matrix-zeroes/&amp;sa=D&amp;source=editors&amp;ust=1721116182939004&amp;usg=AOvVaw2xJGdgBf6YSAiFXct5NX8V">https://leetcode.com/problems/set-matrix-zeroes/</text:a></text:p>
          </table:table-cell>
          <table:table-cell table:number-columns-repeated="5" table:style-name="ce12"/>
          <table:table-cell office:value-type="string" table:style-name="ce18">
            <text:p>-</text:p>
          </table:table-cell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ove-zeroes/&amp;sa=D&amp;source=editors&amp;ust=1721116182939129&amp;usg=AOvVaw0hKQL1-kpUPRF4eV2hkCLd">https://leetcode.com/problems/move-zeroes/</text:a></text:p>
          </table:table-cell>
          <table:table-cell table:style-name="ce12"/>
          <table:table-cell office:value-type="string" table:style-name="ce18">
            <text:p>-</text:p>
          </table:table-cell>
          <table:table-cell table:style-name="ce12"/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best-time-to-buy-and-sell-stock/&amp;sa=D&amp;source=editors&amp;ust=1721116182939300&amp;usg=AOvVaw0UvaSXOBYDbPzl5fyeigAN">https://leetcode.com/problems/best-time-to-buy-and-sell-stock/</text:a>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chocolate-distribution-problem/&amp;sa=D&amp;source=editors&amp;ust=1721116182939415&amp;usg=AOvVaw0KlAF_3gENU45qCIrYLfZ_">https://www.geeksforgeeks.org/chocolate-distribution-problem/</text:a></text:p>
          </table:table-cell>
          <table:table-cell table:style-name="ce12"/>
          <table:table-cell table:style-name="ce16"/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find-the-duplicate-number/&amp;sa=D&amp;source=editors&amp;ust=1721116182939549&amp;usg=AOvVaw21WOHKGm6UOnX_OjcjPaNA">https://leetcode.com/problems/find-the-duplicate-number/</text:a>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sort-colors/&amp;sa=D&amp;source=editors&amp;ust=1721116182939663&amp;usg=AOvVaw3FvwHfbp4odFRw0k8KRtiQ">https://leetcode.com/problems/sort-colors/</text:a></text:p>
          </table:table-cell>
          <table:table-cell table:style-name="ce12"/>
          <table:table-cell table:style-name="ce14"/>
          <table:table-cell table:number-columns-repeated="2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remove-duplicates-from-sorted-array/&amp;sa=D&amp;source=editors&amp;ust=1721116182939794&amp;usg=AOvVaw1Kh5h751dpLXwDic70wYPR">https://leetcode.com/problems/remove-duplicates-from-sorted-arra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two-sum/&amp;sa=D&amp;source=editors&amp;ust=1721116182939883&amp;usg=AOvVaw1f_TKkA_g0aqox6QE4NQ1A">https://leetcode.com/problems/two-sum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best-time-to-buy-and-sell-stock-ii/&amp;sa=D&amp;source=editors&amp;ust=1721116182939973&amp;usg=AOvVaw0-Ul4qD3HANxxlG5KYmY2G">https://leetcode.com/problems/best-time-to-buy-and-sell-stock-ii/</text:a></text:p>
          </table:table-cell>
          <table:table-cell table:number-columns-repeated="3"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ubarray-sums-divisible-by-k/&amp;sa=D&amp;source=editors&amp;ust=1721116182940084&amp;usg=AOvVaw0Zw4TmfsiwwOoY760V2zMM">https://leetcode.com/problems/subarray-sums-divisible-by-k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find-all-duplicates-in-an-array/&amp;sa=D&amp;source=editors&amp;ust=1721116182940175&amp;usg=AOvVaw0wjd0UueP5A2WKSgHsIZFX">https://leetcode.com/problems/find-all-duplicates-in-an-array/</text:a></text:p>
          </table:table-cell>
          <table:table-cell table:number-columns-repeated="5" table:style-name="ce12"/>
          <table:table-cell office:value-type="string" table:style-name="ce18">
            <text:p>-</text:p>
          </table:table-cell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ontainer-with-most-water/&amp;sa=D&amp;source=editors&amp;ust=1721116182940287&amp;usg=AOvVaw3bBguF2u33Y66ZBg6eVZSx">https://leetcode.com/problems/container-with-most-water/</text:a></text:p>
          </table:table-cell>
          <table:table-cell table:number-columns-repeated="2" table:style-name="ce12"/>
          <table:table-cell office:value-type="string" table:style-name="ce18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3sum/&amp;sa=D&amp;source=editors&amp;ust=1721116182940402&amp;usg=AOvVaw16rU06_MvrMgWt0pFZmc07">https://leetcode.com/problems/3sum/</text:a></text:p>
          </table:table-cell>
          <table:table-cell table:style-name="ce12"/>
          <table:table-cell office:value-type="string" table:style-name="ce18">
            <text:p>-</text:p>
          </table:table-cell>
          <table:table-cell table:style-name="ce16"/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4sum/&amp;sa=D&amp;source=editors&amp;ust=1721116182940539&amp;usg=AOvVaw1ZlNgxupIAWO3FrJmcNhER">https://leetcode.com/problems/4sum/</text:a></text:p>
          </table:table-cell>
          <table:table-cell table:number-columns-repeated="2" table:style-name="ce12"/>
          <table:table-cell office:value-type="string" table:style-name="ce18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15" table:style-name="ce9">
            <text:p>1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aximum-points-you-can-obtain-from-cards/&amp;sa=D&amp;source=editors&amp;ust=1721116182940651&amp;usg=AOvVaw1qT-MD9knCgR5vUW8vlq1q">https://leetcode.com/problems/maximum-points-you-can-obtain-from-cards/</text:a></text:p>
          </table:table-cell>
          <table:table-cell table:number-columns-repeated="2" table:style-name="ce12"/>
          <table:table-cell office:value-type="string" table:style-name="ce18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16" table:style-name="ce9">
            <text:p>1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ubarray-sum-equals-k/&amp;sa=D&amp;source=editors&amp;ust=1721116182940763&amp;usg=AOvVaw1NhMPMzevOvxBDHxisRCNY">https://leetcode.com/problems/subarray-sum-equals-k/</text:a></text:p>
          </table:table-cell>
          <table:table-cell table:number-columns-repeated="5" table:style-name="ce12"/>
          <table:table-cell office:value-type="string" table:style-name="ce18">
            <text:p>-</text:p>
          </table:table-cell>
          <table:table-cell table:number-columns-repeated="16375"/>
        </table:table-row>
        <table:table-row table:style-name="ro3">
          <table:table-cell office:value-type="float" office:value="17" table:style-name="ce9">
            <text:p>1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piral-matrix/&amp;sa=D&amp;source=editors&amp;ust=1721116182940872&amp;usg=AOvVaw1KpRwsLtohqvKW1nijxp39">https://leetcode.com/problems/spiral-matrix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word-search/&amp;sa=D&amp;source=editors&amp;ust=1721116182940959&amp;usg=AOvVaw18WN88GsToW8S91A_SHYdX">https://leetcode.com/problems/word-search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9" table:style-name="ce9">
            <text:p>1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jump-game/&amp;sa=D&amp;source=editors&amp;ust=1721116182941048&amp;usg=AOvVaw0Oo3T7b1kYnumdm7gotUqs">https://leetcode.com/problems/jump-gam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erge-sorted-array/&amp;sa=D&amp;source=editors&amp;ust=1721116182941136&amp;usg=AOvVaw38pLXYLTLxCao3Igk5yG1t">https://leetcode.com/problems/merge-sorted-arra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1" table:style-name="ce9">
            <text:p>2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ajority-element/&amp;sa=D&amp;source=editors&amp;ust=1721116182941223&amp;usg=AOvVaw2SOaxdd2-86Kf2nGCTiAzZ">https://leetcode.com/problems/majority-elemen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2" table:style-name="ce9">
            <text:p>2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everse-pairs/&amp;sa=D&amp;source=editors&amp;ust=1721116182941312&amp;usg=AOvVaw1MqbH2S0mFguOOfZt4HTm3">https://leetcode.com/problems/reverse-pairs/</text:a></text:p>
          </table:table-cell>
          <table:table-cell table:number-columns-repeated="3"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3" table:style-name="ce9">
            <text:p>2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print-all-possible-combinations-of-r-elements-in-a-given-array-of-size-n/&amp;sa=D&amp;source=editors&amp;ust=1721116182941436&amp;usg=AOvVaw2lZxYg9t5ahh1ZyomDMjG-">https://www.geeksforgeeks.org/print-all-possible-combinations-of-r-elements-in-a-given-array-of-size-n/</text:a></text:p>
          </table:table-cell>
          <table:table-cell table:number-columns-repeated="3"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4" table:style-name="ce9">
            <text:p>2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game-of-life/&amp;sa=D&amp;source=editors&amp;ust=1721116182941597&amp;usg=AOvVaw14B3cAGrmyjJhkNFCOmuxc">https://leetcode.com/problems/game-of-life/</text:a></text:p>
          </table:table-cell>
          <table:table-cell table:number-columns-repeated="3"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5" table:style-name="ce9">
            <text:p>25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ax-value-of-equation/&amp;sa=D&amp;source=editors&amp;ust=1721116182941710&amp;usg=AOvVaw2TVwRJ1ueY_ecG9jIHSvoo">https://leetcode.com/problems/max-value-of-equation/</text:a></text:p>
          </table:table-cell>
          <table:table-cell table:number-columns-repeated="3"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6" table:style-name="ce9">
            <text:p>26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insert-delete-getrandom-o1-duplicates-allowed/&amp;sa=D&amp;source=editors&amp;ust=1721116182941840&amp;usg=AOvVaw2Ce7CiKeVpSOtCm8eAMx2d">https://leetcode.com/problems/insert-delete-getrandom-o1-duplicates-allowed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7" table:style-name="ce9">
            <text:p>2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largest-rectangle-in-histogram/&amp;sa=D&amp;source=editors&amp;ust=1721116182941930&amp;usg=AOvVaw1-pWP2g3FjQPjTnwGr3f1L">https://leetcode.com/problems/largest-rectangle-in-histogram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8" table:style-name="ce9">
            <text:p>2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ax-value-of-equation/&amp;sa=D&amp;source=editors&amp;ust=1721116182942018&amp;usg=AOvVaw1TFBqh8I3GmQ_dJl60twt6">https://leetcode.com/problems/max-value-of-equation/</text:a></text:p>
          </table:table-cell>
          <table:table-cell table:number-columns-repeated="6" table:style-name="ce12"/>
          <table:table-cell table:number-columns-repeated="16375"/>
        </table:table-row>
        <table:table-row table:number-rows-repeated="2" table:style-name="ro3">
          <table:table-cell table:style-name="ce9"/>
          <table:table-cell table:number-columns-repeated="8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6">
            <text:p>String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22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valid-parentheses/&amp;sa=D&amp;source=editors&amp;ust=1721116182942202&amp;usg=AOvVaw1Fv-HK_-gub6Gek__DUGX7">https://leetcode.com/problems/valid-parentheses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2" table:style-name="ce22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print-all-the-duplicates-in-the-input-string/&amp;sa=D&amp;source=editors&amp;ust=1721116182942316&amp;usg=AOvVaw3ZWVeo8HpZ3gCoK0ApwGAm">https://www.geeksforgeeks.org/print-all-the-duplicates-in-the-input-string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22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implement-strstr/&amp;sa=D&amp;source=editors&amp;ust=1721116182942407&amp;usg=AOvVaw10F7l8DaRVr2823CH4JB74">https://leetcode.com/problems/implement-strstr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4" table:style-name="ce22">
            <text:p>4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longest-common-prefix/&amp;sa=D&amp;source=editors&amp;ust=1721116182942521&amp;usg=AOvVaw3glSPEJ3nJx_gBNeijQfUN">https://leetcode.com/problems/longest-common-prefix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5" table:style-name="ce22">
            <text:p>5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valid-palindrome-ii/&amp;sa=D&amp;source=editors&amp;ust=1721116182942614&amp;usg=AOvVaw1vh45XsGKr0GJQKLYmlncO">https://leetcode.com/problems/valid-palindrome-ii/</text:a></text:p>
          </table:table-cell>
          <table:table-cell table:style-name="ce12"/>
          <table:table-cell office:value-type="string" table:style-name="ce18">
            <text:p>-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6" table:style-name="ce22">
            <text:p>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integer-to-roman/&amp;sa=D&amp;source=editors&amp;ust=1721116182942798&amp;usg=AOvVaw10e0gUW37pv_xnIERH1oRX">https://leetcode.com/problems/integer-to-roman/</text:a>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7" table:style-name="ce22">
            <text:p>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generate-parentheses/&amp;sa=D&amp;source=editors&amp;ust=1721116182942912&amp;usg=AOvVaw0kTPRI_Dc2YM2H6_gqx2W6">https://leetcode.com/problems/generate-parentheses/</text:a></text:p>
          </table:table-cell>
          <table:table-cell table:style-name="ce12"/>
          <table:table-cell table:style-name="ce16"/>
          <table:table-cell table:number-columns-repeated="2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implify-path/&amp;sa=D&amp;source=editors&amp;ust=1721116182943044&amp;usg=AOvVaw0ucvHEqGXYgz5wqCsz-vrr">https://leetcode.com/problems/simplify-path/</text:a>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smallest-window-in-a-string-containing-all-the-characters-of-another-string-1587115621/1&amp;sa=D&amp;source=editors&amp;ust=1721116182943167&amp;usg=AOvVaw1WPFpawkffkJkfkoGhuZVw">https://practice.geeksforgeeks.org/problems/smallest-window-in-a-string-containing-all-the-characters-of-another-string-1587115621/1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everse-words-in-a-string/&amp;sa=D&amp;source=editors&amp;ust=1721116182943299&amp;usg=AOvVaw36VCUf2P3EzwJjZ8BZuL-C">https://leetcode.com/problems/reverse-words-in-a-string/</text:a>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rabin-karp-algorithm-for-pattern-searching/&amp;sa=D&amp;source=editors&amp;ust=1721116182943413&amp;usg=AOvVaw3nRWfoAN8KpmlPIdsT6qq3">https://www.geeksforgeeks.org/rabin-karp-algorithm-for-pattern-searching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group-anagrams/&amp;sa=D&amp;source=editors&amp;ust=1721116182943546&amp;usg=AOvVaw2gBciQpoEoeBXj9S1Ly16d">https://leetcode.com/problems/group-anagram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word-wrap1646/1&amp;sa=D&amp;source=editors&amp;ust=1721116182943639&amp;usg=AOvVaw049YF3GS6EYlXNT1xuJ_I8">https://practice.geeksforgeeks.org/problems/word-wrap1646/1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basic-calculator-ii/&amp;sa=D&amp;source=editors&amp;ust=1721116182943752&amp;usg=AOvVaw0fxmzZLRPbP5UUrWKsPdFL">https://leetcode.com/problems/basic-calculator-i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5" table:style-name="ce9">
            <text:p>15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valid-number/&amp;sa=D&amp;source=editors&amp;ust=1721116182943842&amp;usg=AOvVaw2S8hcuZ7U6hOml6iQoEedO">https://leetcode.com/problems/valid-number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16" table:style-name="ce9">
            <text:p>16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integer-to-english-words/&amp;sa=D&amp;source=editors&amp;ust=1721116182943951&amp;usg=AOvVaw2YvfpConoprIjPM-U-gA7u">https://leetcode.com/problems/integer-to-english-word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7" table:style-name="ce9">
            <text:p>1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inimum-window-substring/&amp;sa=D&amp;source=editors&amp;ust=1721116182944055&amp;usg=AOvVaw3bxQkjz-kOtfkoZuw9D_nZ">https://leetcode.com/problems/minimum-window-substring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text-justification/&amp;sa=D&amp;source=editors&amp;ust=1721116182944164&amp;usg=AOvVaw1OMlB7vjdATv5rpjbF59X7">https://leetcode.com/problems/text-justificatio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9" table:style-name="ce9">
            <text:p>1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boyer-moore-algorithm-for-pattern-searching/&amp;sa=D&amp;source=editors&amp;ust=1721116182944255&amp;usg=AOvVaw32d8_1wqG9ijESPjueydmx">https://www.geeksforgeeks.org/boyer-moore-algorithm-for-pattern-searching/</text:a></text:p>
          </table:table-cell>
          <table:table-cell table:number-columns-repeated="2" table:style-name="ce12"/>
          <table:table-cell office:value-type="string" table:style-name="ce18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distinct-subsequences/&amp;sa=D&amp;source=editors&amp;ust=1721116182944367&amp;usg=AOvVaw2GefgSGdBSyo1-4pXy3a2w">https://leetcode.com/problems/distinct-subsequence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8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4">
            <text:p>Matrix Problem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maximum-size-rectangle-binary-sub-matrix-1s/&amp;sa=D&amp;source=editors&amp;ust=1721116182944546&amp;usg=AOvVaw10R4NZikyxOetPpPx6Kl5x">https://www.geeksforgeeks.org/maximum-size-rectangle-binary-sub-matrix-1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find-number-of-islands/&amp;sa=D&amp;source=editors&amp;ust=1721116182944635&amp;usg=AOvVaw0w9l2VEYioMAv_cvOB05j0">https://www.geeksforgeeks.org/find-number-of-island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given-matrix-o-x-replace-o-x-surrounded-x/&amp;sa=D&amp;source=editors&amp;ust=1721116182944724&amp;usg=AOvVaw107zQUnL9w2yIlmq84VhMV">https://www.geeksforgeeks.org/given-matrix-o-x-replace-o-x-surrounded-x/</text:a></text:p>
          </table:table-cell>
          <table:table-cell table:number-columns-repeated="4" table:style-name="ce12"/>
          <table:table-cell table:style-name="ce16"/>
          <table:table-cell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piral-matrix/&amp;sa=D&amp;source=editors&amp;ust=1721116182944835&amp;usg=AOvVaw3txh2BdTqTP4JLblNbj1j2">https://leetcode.com/problems/spiral-matrix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otate-image/&amp;sa=D&amp;source=editors&amp;ust=1721116182944946&amp;usg=AOvVaw1C7DfPu7XKpxghJ66T0L7E">https://leetcode.com/problems/rotate-image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6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6">
            <text:p>Mathematical Problem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inimum-moves-to-equal-array-elements/&amp;sa=D&amp;source=editors&amp;ust=1721116182945162&amp;usg=AOvVaw1jiuiMHaS2YMyANwHqCi35">https://leetcode.com/problems/minimum-moves-to-equal-array-element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add-binary/&amp;sa=D&amp;source=editors&amp;ust=1721116182945252&amp;usg=AOvVaw009CaWSRffx8lzL2te7GvG">https://leetcode.com/problems/add-binar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aximum-product-of-three-numbers/&amp;sa=D&amp;source=editors&amp;ust=1721116182945340&amp;usg=AOvVaw1pwz_hGlmer1ingwlONAdD">https://leetcode.com/problems/maximum-product-of-three-number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excel-sheet-column-title/&amp;sa=D&amp;source=editors&amp;ust=1721116182945429&amp;usg=AOvVaw1Go7-FoMW75_eIUFSKuqsq">https://leetcode.com/problems/excel-sheet-column-titl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happy-number/&amp;sa=D&amp;source=editors&amp;ust=1721116182945524&amp;usg=AOvVaw2opadhKFoW7LyJbQIrNoeu">https://leetcode.com/problems/happy-number/</text:a></text:p>
          </table:table-cell>
          <table:table-cell table:number-columns-repeated="4" table:style-name="ce12"/>
          <table:table-cell office:value-type="string" table:style-name="ce14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palindrome-number/&amp;sa=D&amp;source=editors&amp;ust=1721116182945636&amp;usg=AOvVaw0XtYPqIQPMA0a-F_v6RSy6">https://leetcode.com/problems/palindrome-numbe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issing-number/&amp;sa=D&amp;source=editors&amp;ust=1721116182945727&amp;usg=AOvVaw0SIKTrB5C2-rcnXbkZ1qrM">https://leetcode.com/problems/missing-number/</text:a>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reverse-integer/&amp;sa=D&amp;source=editors&amp;ust=1721116182945837&amp;usg=AOvVaw1K_fX_iNawl1aD2Bswtx78">https://leetcode.com/problems/reverse-intege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power-of-two/&amp;sa=D&amp;source=editors&amp;ust=1721116182945925&amp;usg=AOvVaw0dFb0EmRmqfSScvN9eJuQw">https://leetcode.com/problems/power-of-two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ax-points-on-a-line/&amp;sa=D&amp;source=editors&amp;ust=1721116182946012&amp;usg=AOvVaw1lEOxttOyhcPTIkYJnf7NM">https://leetcode.com/problems/max-points-on-a-lin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valid-square/&amp;sa=D&amp;source=editors&amp;ust=1721116182946101&amp;usg=AOvVaw342ZubvWLVXUx5Vou59CTk">https://leetcode.com/problems/valid-square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the-kth-factor-of-n/&amp;sa=D&amp;source=editors&amp;ust=1721116182946209&amp;usg=AOvVaw0H4cL3fvglvYWM_gDhcPKg">https://leetcode.com/problems/the-kth-factor-of-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8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6">
            <text:p>Sorting and Searching</text:p>
          </table:table-cell>
          <table:table-cell table:number-columns-repeated="5" table:style-name="ce12"/>
          <table:table-cell office:value-type="string" table:style-name="ce18">
            <text:p>-</text:p>
          </table:table-cell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permute-two-arrays-sum-every-pair-greater-equal-k/&amp;sa=D&amp;source=editors&amp;ust=1721116182946417&amp;usg=AOvVaw3txEILYdSO7FEBYYcb43Ot">https://www.geeksforgeeks.org/permute-two-arrays-sum-every-pair-greater-equal-k/</text:a></text:p>
          </table:table-cell>
          <table:table-cell table:number-columns-repeated="3"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ceiling-in-a-sorted-array/&amp;sa=D&amp;source=editors&amp;ust=1721116182946626&amp;usg=AOvVaw3Njy6Y5C-UVjAEJ6eYKhGo">https://www.geeksforgeeks.org/ceiling-in-a-sorted-arra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find-a-pair-with-the-given-difference/&amp;sa=D&amp;source=editors&amp;ust=1721116182946727&amp;usg=AOvVaw3iYPJg3xbqilsMZ5sMBxBz">https://www.geeksforgeeks.org/find-a-pair-with-the-given-difference/</text:a></text:p>
          </table:table-cell>
          <table:table-cell table:number-columns-repeated="2" table:style-name="ce12"/>
          <table:table-cell office:value-type="string" table:style-name="ce18">
            <text:p>-</text:p>
          </table:table-cell>
          <table:table-cell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permute-two-arrays-sum-every-pair-greater-equal-k/&amp;sa=D&amp;source=editors&amp;ust=1721116182946863&amp;usg=AOvVaw1JOpi8B7EsZE5FhdIFiePv">https://www.geeksforgeeks.org/permute-two-arrays-sum-every-pair-greater-equal-k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check-reversing-sub-array-make-array-sorted/&amp;sa=D&amp;source=editors&amp;ust=1721116182946960&amp;usg=AOvVaw0kv-dZiQ7X-tXjQlvn28on">https://www.geeksforgeeks.org/check-reversing-sub-array-make-array-sorted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radix-sort/&amp;sa=D&amp;source=editors&amp;ust=1721116182947078&amp;usg=AOvVaw3KcqBOgK85BW5wZfhoTF8F">https://www.geeksforgeeks.org/radix-sort/</text:a></text:p>
          </table:table-cell>
          <table:table-cell table:style-name="ce12"/>
          <table:table-cell office:value-type="string" table:style-name="ce14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a-product-array-puzzle/&amp;sa=D&amp;source=editors&amp;ust=1721116182947190&amp;usg=AOvVaw2LTrE8g6C4eD1K_AuPSUX6">https://www.geeksforgeeks.org/a-product-array-puzzl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make-array-elements-equal-minimum-cost/&amp;sa=D&amp;source=editors&amp;ust=1721116182947318&amp;usg=AOvVaw33L9CvB6Z1t9R6HZoKZTvq">https://www.geeksforgeeks.org/make-array-elements-equal-minimum-cost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find-peak-element/&amp;sa=D&amp;source=editors&amp;ust=1721116182947462&amp;usg=AOvVaw0Zws-3uyEPUW0vGythLHfM">https://leetcode.com/problems/find-peak-elemen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practice.geeksforgeeks.org/problems/allocate-minimum-number-of-pages0937/1&amp;sa=D&amp;source=editors&amp;ust=1721116182947567&amp;usg=AOvVaw16NF0DKnPEWJmlRUwkHKqv">https://practice.geeksforgeeks.org/problems/allocate-minimum-number-of-pages0937/1</text:a></text:p>
          </table:table-cell>
          <table:table-cell table:number-columns-repeated="3" table:style-name="ce12"/>
          <table:table-cell office:value-type="string" table:style-name="ce18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minimum-number-swaps-required-sort-array/&amp;sa=D&amp;source=editors&amp;ust=1721116182947702&amp;usg=AOvVaw1jDdrk6q94A8kJDk5k5prO">https://www.geeksforgeeks.org/minimum-number-swaps-required-sort-arra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spoj.com/problems/AGGRCOW/&amp;sa=D&amp;source=editors&amp;ust=1721116182947798&amp;usg=AOvVaw1jaY3mVe2InByUNhSLI5nY">https://www.spoj.com/problems/AGGRCOW/</text:a></text:p>
          </table:table-cell>
          <table:table-cell table:number-columns-repeated="5" table:style-name="ce12"/>
          <table:table-cell office:value-type="string" table:style-name="ce18">
            <text:p>-</text:p>
          </table:table-cell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earch-in-rotated-sorted-array/&amp;sa=D&amp;source=editors&amp;ust=1721116182947912&amp;usg=AOvVaw3Za9-IAbvsVWimGTGhPGW1">https://leetcode.com/problems/search-in-rotated-sorted-array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count-of-smaller-numbers-after-self/&amp;sa=D&amp;source=editors&amp;ust=1721116182948024&amp;usg=AOvVaw0eWmDNxpO2Dx0LdrxH_Pye">https://leetcode.com/problems/count-of-smaller-numbers-after-self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plit-array-largest-sum/&amp;sa=D&amp;source=editors&amp;ust=1721116182948116&amp;usg=AOvVaw0CiZ4FRFUfeaQtXXco796s">https://leetcode.com/problems/split-array-largest-sum/</text:a></text:p>
          </table:table-cell>
          <table:table-cell table:number-columns-repeated="2" table:style-name="ce12"/>
          <table:table-cell office:value-type="string" table:style-name="ce18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8" table:style-name="ce12"/>
          <table:table-cell table:number-columns-repeated="16375"/>
        </table:table-row>
        <table:table-row table:style-name="ro5">
          <table:table-cell table:style-name="ce9"/>
          <table:table-cell table:style-name="ce14"/>
          <table:table-cell office:value-type="string" table:style-name="ce19">
            <text:p>Linked List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iddle-of-the-linked-list/&amp;sa=D&amp;source=editors&amp;ust=1721116182948311&amp;usg=AOvVaw3AXTg2YKPzWRCr5I9PGzcD">https://leetcode.com/problems/middle-of-the-linked-li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linked-list-cycle/&amp;sa=D&amp;source=editors&amp;ust=1721116182948421&amp;usg=AOvVaw1UiSa9QBdlVvx7gOQOMyHO">https://leetcode.com/problems/linked-list-cycle/</text:a></text:p>
          </table:table-cell>
          <table:table-cell table:style-name="ce12"/>
          <table:table-cell office:value-type="string" table:style-name="ce18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convert-binary-number-in-a-linked-list-to-integer/&amp;sa=D&amp;source=editors&amp;ust=1721116182948545&amp;usg=AOvVaw2ZcFUWKUq3_AFlB3GaIylh">https://leetcode.com/problems/convert-binary-number-in-a-linked-list-to-integer/</text:a></text:p>
          </table:table-cell>
          <table:table-cell table:number-columns-repeated="5" table:style-name="ce12"/>
          <table:table-cell office:value-type="string" table:style-name="ce18">
            <text:p>-</text:p>
          </table:table-cell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remove-duplicates-from-sorted-list/&amp;sa=D&amp;source=editors&amp;ust=1721116182948694&amp;usg=AOvVaw2jlnFYpedzfw_kW9TZQQWu">https://leetcode.com/problems/remove-duplicates-from-sorted-li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sort-a-linked-list-of-0s-1s-or-2s/&amp;sa=D&amp;source=editors&amp;ust=1721116182948840&amp;usg=AOvVaw20FdnVUHdxniWRKzHTxr8R">https://www.geeksforgeeks.org/sort-a-linked-list-of-0s-1s-or-2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reverse-linked-list/&amp;sa=D&amp;source=editors&amp;ust=1721116182948981&amp;usg=AOvVaw2rWCsNylOOYE5lwLiOlUli">https://leetcode.com/problems/reverse-linked-list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erge-two-sorted-lists/&amp;sa=D&amp;source=editors&amp;ust=1721116182949106&amp;usg=AOvVaw0SKjrGuR9M_Cmf1idtYoZU">https://leetcode.com/problems/merge-two-sorted-lists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multiply-two-numbers-represented-linked-lists/&amp;sa=D&amp;source=editors&amp;ust=1721116182949269&amp;usg=AOvVaw2UVN2L5HnY4Nh3FDFx6jFP">https://www.geeksforgeeks.org/multiply-two-numbers-represented-linked-lists/</text:a></text:p>
          </table:table-cell>
          <table:table-cell table:number-columns-repeated="4" table:style-name="ce12"/>
          <table:table-cell table:style-name="ce16"/>
          <table:table-cell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intersection-of-two-linked-lists/&amp;sa=D&amp;source=editors&amp;ust=1721116182949433&amp;usg=AOvVaw3SxHiwuN7VxlJGAyQjoqJ1">https://leetcode.com/problems/intersection-of-two-linked-lists/</text:a></text:p>
          </table:table-cell>
          <table:table-cell table:number-columns-repeated="4" table:style-name="ce12"/>
          <table:table-cell office:value-type="string" table:style-name="ce18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given-only-a-pointer-to-a-node-to-be-deleted-in-a-singly-linked-list-how-do-you-delete-it/&amp;sa=D&amp;source=editors&amp;ust=1721116182949584&amp;usg=AOvVaw1kwvqAbjWXXd8l-vSBIIsR">https://www.geeksforgeeks.org/given-only-a-pointer-to-a-node-to-be-deleted-in-a-singly-linked-list-how-do-you-delete-i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palindrome-linked-list/&amp;sa=D&amp;source=editors&amp;ust=1721116182949797&amp;usg=AOvVaw34jrKwi3a7H3SwPhOxS8Wk">https://leetcode.com/problems/palindrome-linked-list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opy-list-with-random-pointer/&amp;sa=D&amp;source=editors&amp;ust=1721116182949958&amp;usg=AOvVaw1Eaay2D5nSzljAk6xVYSY5">https://leetcode.com/problems/copy-list-with-random-pointe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add-two-numbers-ii/&amp;sa=D&amp;source=editors&amp;ust=1721116182950059&amp;usg=AOvVaw3uDdA45cHKILkA_WqBQ4ta">https://leetcode.com/problems/add-two-numbers-i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everse-linked-list-ii/&amp;sa=D&amp;source=editors&amp;ust=1721116182950155&amp;usg=AOvVaw2x25BxTYNKrCzI8o4U9of1">https://leetcode.com/problems/reverse-linked-list-ii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emove-nth-node-from-end-of-list/&amp;sa=D&amp;source=editors&amp;ust=1721116182950267&amp;usg=AOvVaw3n0pNAjekIWTcJGNayawqR">https://leetcode.com/problems/remove-nth-node-from-end-of-li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flatten-a-multilevel-doubly-linked-list/&amp;sa=D&amp;source=editors&amp;ust=1721116182950395&amp;usg=AOvVaw1nX3NbB4lKfkwyfGRz6AUZ">https://leetcode.com/problems/flatten-a-multilevel-doubly-linked-li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partition-list/&amp;sa=D&amp;source=editors&amp;ust=1721116182950526&amp;usg=AOvVaw0RWv90vjG3HsW1H_yjniFe">https://leetcode.com/problems/partition-list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5" table:style-name="ce9">
            <text:p>1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emove-duplicates-from-sorted-list-ii/&amp;sa=D&amp;source=editors&amp;ust=1721116182950646&amp;usg=AOvVaw2XKZHZCWIKIww3MC6l8_rR">https://leetcode.com/problems/remove-duplicates-from-sorted-list-ii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6" table:style-name="ce9">
            <text:p>1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linked-list-in-zig-zag-fashion/&amp;sa=D&amp;source=editors&amp;ust=1721116182950773&amp;usg=AOvVaw167Wa00XUMgq9d8csLSN3_">https://www.geeksforgeeks.org/linked-list-in-zig-zag-fashio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7" table:style-name="ce9">
            <text:p>1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segregate-even-and-odd-elements-in-a-linked-list/&amp;sa=D&amp;source=editors&amp;ust=1721116182950865&amp;usg=AOvVaw3plEr7c_Ynzvhw5_BsCv-O">https://www.geeksforgeeks.org/segregate-even-and-odd-elements-in-a-linked-li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rearrange-a-given-linked-list-in-place/&amp;sa=D&amp;source=editors&amp;ust=1721116182950960&amp;usg=AOvVaw0Kxz4TkJKcwuXKk7YnMCA4">https://www.geeksforgeeks.org/rearrange-a-given-linked-list-in-plac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9" table:style-name="ce9">
            <text:p>1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erge-k-sorted-lists/&amp;sa=D&amp;source=editors&amp;ust=1721116182951048&amp;usg=AOvVaw0MMZtkSE68hvFSM_wK_507">https://leetcode.com/problems/merge-k-sorted-list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reverse-nodes-in-k-group/&amp;sa=D&amp;source=editors&amp;ust=1721116182951138&amp;usg=AOvVaw1n1ssJeLlcPN3yMSRWshHD">https://leetcode.com/problems/reverse-nodes-in-k-group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21" table:style-name="ce9">
            <text:p>21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merge-sort-for-linked-list/&amp;sa=D&amp;source=editors&amp;ust=1721116182951251&amp;usg=AOvVaw1Przo6iQetcpAmkzK-yvUX">https://www.geeksforgeeks.org/merge-sort-for-linked-list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2" table:style-name="ce9">
            <text:p>22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flattening-a-linked-list/&amp;sa=D&amp;source=editors&amp;ust=1721116182951360&amp;usg=AOvVaw2bwSNPHdENyy7Uw4JXGNTL">https://www.geeksforgeeks.org/flattening-a-linked-li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3" table:style-name="ce9">
            <text:p>23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subtract-two-numbers-represented-as-linked-lists/&amp;sa=D&amp;source=editors&amp;ust=1721116182951449&amp;usg=AOvVaw2ZlCdQrXLXdg479upmyBpA">https://www.geeksforgeeks.org/subtract-two-numbers-represented-as-linked-list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8" table:style-name="ce12"/>
          <table:table-cell table:number-columns-repeated="16375"/>
        </table:table-row>
        <table:table-row table:style-name="ro5">
          <table:table-cell table:style-name="ce9"/>
          <table:table-cell table:style-name="ce12"/>
          <table:table-cell office:value-type="string" table:style-name="ce20">
            <text:p>Stacks and Queue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implement-queue-using-stacks/&amp;sa=D&amp;source=editors&amp;ust=1721116182951615&amp;usg=AOvVaw0tgKB5QKYWzzuCbW4Nrtdk">https://leetcode.com/problems/implement-queue-using-stack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implement-stack-using-queues/&amp;sa=D&amp;source=editors&amp;ust=1721116182951710&amp;usg=AOvVaw0vkb44yMDYg7s_tzvlgyP9">https://leetcode.com/problems/implement-stack-using-queue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implement-stack-queue-using-deque/&amp;sa=D&amp;source=editors&amp;ust=1721116182951828&amp;usg=AOvVaw2J0cmlVB3DU1R5GYIb24-l">https://www.geeksforgeeks.org/implement-stack-queue-using-deque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next-greater-element-i/&amp;sa=D&amp;source=editors&amp;ust=1721116182951968&amp;usg=AOvVaw0N_jHl3fRx5jKzvql1pePa">https://leetcode.com/problems/next-greater-element-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stack-set-4-evaluation-postfix-expression/&amp;sa=D&amp;source=editors&amp;ust=1721116182952061&amp;usg=AOvVaw2xJRNcN9R3gEZB8Er82n_l">https://www.geeksforgeeks.org/stack-set-4-evaluation-postfix-expression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implement-two-stacks-in-an-array/&amp;sa=D&amp;source=editors&amp;ust=1721116182952176&amp;usg=AOvVaw3oP6HMVAw7aYlogGNVRcUH">https://www.geeksforgeeks.org/implement-two-stacks-in-an-arra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inimum-cost-tree-from-leaf-values/&amp;sa=D&amp;source=editors&amp;ust=1721116182952286&amp;usg=AOvVaw2e5ACzypCsQb8oXx9W23NF">https://leetcode.com/problems/minimum-cost-tree-from-leaf-value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distance-of-nearest-cell-having-1-1587115620/1&amp;sa=D&amp;source=editors&amp;ust=1721116182952391&amp;usg=AOvVaw0B9LdSSF9Y5yfZ1bRI0KRA">https://practice.geeksforgeeks.org/problems/distance-of-nearest-cell-having-1-1587115620/1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online-stock-span/&amp;sa=D&amp;source=editors&amp;ust=1721116182952559&amp;usg=AOvVaw0EyFLDqBVVIOpI57pti8n5">https://leetcode.com/problems/online-stock-span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rotten-oranges2536/1&amp;sa=D&amp;source=editors&amp;ust=1721116182952679&amp;usg=AOvVaw3m8qsUMWVDa1H_ZB4nfDUx">https://practice.geeksforgeeks.org/problems/rotten-oranges2536/1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um-of-subarray-minimums/&amp;sa=D&amp;source=editors&amp;ust=1721116182952824&amp;usg=AOvVaw1NfjgFuCw0PvQcszELV-T9">https://leetcode.com/problems/sum-of-subarray-minimums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circular-tour/1&amp;sa=D&amp;source=editors&amp;ust=1721116182952943&amp;usg=AOvVaw2OMHJm_k6fGAWXrbP8w5yu">https://practice.geeksforgeeks.org/problems/circular-tour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implement-stack-using-queues/&amp;sa=D&amp;source=editors&amp;ust=1721116182953042&amp;usg=AOvVaw3efgbempZKFIDTZm3IPajW">https://leetcode.com/problems/remove-all-adjacent-duplicates-in-string-ii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flatten-nested-list-iterator/&amp;sa=D&amp;source=editors&amp;ust=1721116182953159&amp;usg=AOvVaw3ZfjW-21QXi4El7Pt_UEv6">https://leetcode.com/problems/flatten-nested-list-iterato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find-the-maximum-of-minimums-for-every-window-size-in-a-given-array/&amp;sa=D&amp;source=editors&amp;ust=1721116182953264&amp;usg=AOvVaw2vdZOT0w_J1SAAZ_oQCVz5">https://www.geeksforgeeks.org/find-the-maximum-of-minimums-for-every-window-size-in-a-given-array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lru-cache-implementation/&amp;sa=D&amp;source=editors&amp;ust=1721116182953440&amp;usg=AOvVaw3zPdPBBMrfnub0dIjZH844">https://www.geeksforgeeks.org/lru-cache-implementation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://geeksforgeeks.org/the-celebrity-problem/&amp;sa=D&amp;source=editors&amp;ust=1721116182953591&amp;usg=AOvVaw180OLO_3oL9coO-SUq5jcn">http://geeksforgeeks.org/the-celebrity-problem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table:style-name="ce9"/>
          <table:table-cell table:style-name="ce14"/>
          <table:table-cell office:value-type="string" table:style-name="ce21">
            <text:p>Tree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diameter-of-binary-tree/&amp;sa=D&amp;source=editors&amp;ust=1721116182953881&amp;usg=AOvVaw2olygNu4jPsLRPWpXOPjNC">https://leetcode.com/problems/diameter-of-binary-tre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invert-binary-tree/&amp;sa=D&amp;source=editors&amp;ust=1721116182953997&amp;usg=AOvVaw3QfnA9YAmv-tKVnWYaiYA6">https://leetcode.com/problems/invert-binary-tree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subtree-of-another-tree/&amp;sa=D&amp;source=editors&amp;ust=1721116182954143&amp;usg=AOvVaw1R6hR9dTIXZUSbz5rm11EX">https://leetcode.com/problems/subtree-of-another-tree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range-sum-of-bst/&amp;sa=D&amp;source=editors&amp;ust=1721116182954324&amp;usg=AOvVaw2DFDWu_ozPAl1JOSqMrcJy">https://leetcode.com/problems/range-sum-of-bst/</text:a></text:p>
          </table:table-cell>
          <table:table-cell table:number-columns-repeated="2" table:style-name="ce12"/>
          <table:table-cell table:style-name="ce16"/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symmetric-tree/&amp;sa=D&amp;source=editors&amp;ust=1721116182954471&amp;usg=AOvVaw1biEPYUkae-d4AoBaFtDTY">https://leetcode.com/problems/symmetric-tree/</text:a></text:p>
          </table:table-cell>
          <table:table-cell office:value-type="string" table:style-name="ce16">
            <text:p>-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convert-sorted-array-to-binary-search-tree/&amp;sa=D&amp;source=editors&amp;ust=1721116182954650&amp;usg=AOvVaw1vqFUmFFBGAxG8Jwm04AaX">https://leetcode.com/problems/convert-sorted-array-to-binary-search-tre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erge-two-binary-trees/&amp;sa=D&amp;source=editors&amp;ust=1721116182954766&amp;usg=AOvVaw3a6eQh9hlI95hKkJpmDpcG">https://leetcode.com/problems/merge-two-binary-tree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aximum-depth-of-binary-tree/&amp;sa=D&amp;source=editors&amp;ust=1721116182954878&amp;usg=AOvVaw2b-1q9-WB9VdosZ8eXQS-A">https://leetcode.com/problems/maximum-depth-of-binary-tre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binary-tree-paths/&amp;sa=D&amp;source=editors&amp;ust=1721116182954983&amp;usg=AOvVaw3Kqy78ChBhdnoaPwSxeQ1_">https://leetcode.com/problems/binary-tree-paths/</text:a></text:p>
          </table:table-cell>
          <table:table-cell table:number-columns-repeated="3" table:style-name="ce12"/>
          <table:table-cell office:value-type="string" table:style-name="ce14">
            <text:p>-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same-tree/&amp;sa=D&amp;source=editors&amp;ust=1721116182955148&amp;usg=AOvVaw0IF8EUWKa_9YcpLA7mMcW4">https://leetcode.com/problems/same-tre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lowest-common-ancestor-of-a-binary-search-tree/&amp;sa=D&amp;source=editors&amp;ust=1721116182955265&amp;usg=AOvVaw1YJPtFU3_ywwK0E-Lm-s3P">https://leetcode.com/problems/lowest-common-ancestor-of-a-binary-search-tree/</text:a></text:p>
          </table:table-cell>
          <table:table-cell office:value-type="string" table:style-name="ce16">
            <text:p>-</text:p>
          </table:table-cell>
          <table:table-cell table:number-columns-repeated="5"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path-sum/&amp;sa=D&amp;source=editors&amp;ust=1721116182955418&amp;usg=AOvVaw1_RCzzSF07ODPyfYrwKeSm">https://leetcode.com/problems/path-sum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inimum-absolute-difference-in-bst/&amp;sa=D&amp;source=editors&amp;ust=1721116182955526&amp;usg=AOvVaw0F6TwPt9sZQLRsSUjADXai">https://leetcode.com/problems/minimum-absolute-difference-in-b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sum-of-left-leaves/&amp;sa=D&amp;source=editors&amp;ust=1721116182955632&amp;usg=AOvVaw06Q69ON6DB_XKWBF3k2f0G">https://leetcode.com/problems/sum-of-left-leaves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balanced-binary-tree/&amp;sa=D&amp;source=editors&amp;ust=1721116182955782&amp;usg=AOvVaw1W5SvrhUdbox1hsEURRcKg">https://leetcode.com/problems/balanced-binary-tree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practice.geeksforgeeks.org/problems/predecessor-and-successor/1&amp;sa=D&amp;source=editors&amp;ust=1721116182955904&amp;usg=AOvVaw2JXnNam-LydspjSehbKUwW">https://practice.geeksforgeeks.org/problems/predecessor-and-successor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binary-tree-inorder-traversal/&amp;sa=D&amp;source=editors&amp;ust=1721116182956018&amp;usg=AOvVaw1hI7683Vg9Ge-v8gp3vOCg">https://leetcode.com/problems/binary-tree-inorder-traversal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5" table:style-name="ce9">
            <text:p>15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practice.geeksforgeeks.org/problems/check-whether-bst-contains-dead-end/1&amp;sa=D&amp;source=editors&amp;ust=1721116182956129&amp;usg=AOvVaw1oeWRzjMmjRZs-Yl3hVi-2">https://practice.geeksforgeeks.org/problems/check-whether-bst-contains-dead-end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6" table:style-name="ce9">
            <text:p>1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binary-search-tree-iterator/&amp;sa=D&amp;source=editors&amp;ust=1721116182956259&amp;usg=AOvVaw1xOavKlrbKb2FPPe6v7G4F">https://leetcode.com/problems/binary-search-tree-iterato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7" table:style-name="ce9">
            <text:p>1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lowest-common-ancestor-of-a-binary-tree/&amp;sa=D&amp;source=editors&amp;ust=1721116182956361&amp;usg=AOvVaw1h0pESt38zW8LIbDrq9-6t">https://leetcode.com/problems/lowest-common-ancestor-of-a-binary-tre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unique-binary-search-trees-ii/&amp;sa=D&amp;source=editors&amp;ust=1721116182956462&amp;usg=AOvVaw0yGS64smhJ9LGvp5_125Z0">https://leetcode.com/problems/unique-binary-search-trees-i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9" table:style-name="ce9">
            <text:p>1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all-nodes-distance-k-in-binary-tree/&amp;sa=D&amp;source=editors&amp;ust=1721116182956571&amp;usg=AOvVaw164H9ki2Kgx0eWuuz2mYR6">https://leetcode.com/problems/all-nodes-distance-k-in-binary-tree/</text:a></text:p>
          </table:table-cell>
          <table:table-cell table:number-columns-repeated="5" table:style-name="ce12"/>
          <table:table-cell office:value-type="string" table:style-name="ce14">
            <text:p>-</text:p>
          </table:table-cell>
          <table:table-cell table:number-columns-repeated="16375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validate-binary-search-tree/&amp;sa=D&amp;source=editors&amp;ust=1721116182956699&amp;usg=AOvVaw0ml8HGVh03sEyX93jonsCz">https://leetcode.com/problems/validate-binary-search-tree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21" table:style-name="ce9">
            <text:p>2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binary-tree-right-side-view/&amp;sa=D&amp;source=editors&amp;ust=1721116182956849&amp;usg=AOvVaw2Ijf-Exb4Omxqv6y5zM1lx">https://leetcode.com/problems/binary-tree-right-side-view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2" table:style-name="ce9">
            <text:p>2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edundant-connection/&amp;sa=D&amp;source=editors&amp;ust=1721116182956950&amp;usg=AOvVaw0CO_FSF3guvhwUUybYfiJ-">https://leetcode.com/problems/redundant-connectio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3" table:style-name="ce9">
            <text:p>2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binary-tree-level-order-traversal/&amp;sa=D&amp;source=editors&amp;ust=1721116182957056&amp;usg=AOvVaw2X28uQlKoJCax0BhqGtiM2">https://leetcode.com/problems/binary-tree-level-order-traversal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4" table:style-name="ce9">
            <text:p>2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path-sum-iii/&amp;sa=D&amp;source=editors&amp;ust=1721116182957184&amp;usg=AOvVaw1SyS7L_qp0H5y55UbiRIzE">https://leetcode.com/problems/path-sum-iii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5" table:style-name="ce9">
            <text:p>2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onstruct-binary-tree-from-preorder-and-postorder-traversal/&amp;sa=D&amp;source=editors&amp;ust=1721116182957322&amp;usg=AOvVaw1XYtDIePkDTJhQG4zFkOLw">https://leetcode.com/problems/construct-binary-tree-from-preorder-and-postorder-traversal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26" table:style-name="ce9">
            <text:p>2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unique-binary-search-trees/&amp;sa=D&amp;source=editors&amp;ust=1721116182957530&amp;usg=AOvVaw3oBmc68r5inZttf1lnzyFZ">https://leetcode.com/problems/unique-binary-search-tree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7" table:style-name="ce9">
            <text:p>2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ecover-binary-search-tree/&amp;sa=D&amp;source=editors&amp;ust=1721116182957731&amp;usg=AOvVaw03ukaS6pENDYEAF8A_yKjT">https://leetcode.com/problems/recover-binary-search-tree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28" table:style-name="ce9">
            <text:p>2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populating-next-right-pointers-in-each-node/&amp;sa=D&amp;source=editors&amp;ust=1721116182957907&amp;usg=AOvVaw3SOFfvPhN1Y4qLiygOolEX">https://leetcode.com/problems/populating-next-right-pointers-in-each-node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9" table:style-name="ce9">
            <text:p>2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flatten-binary-tree-to-linked-list/&amp;sa=D&amp;source=editors&amp;ust=1721116182958138&amp;usg=AOvVaw353bAXTiJf6Y1_4IjOnONH">https://leetcode.com/problems/flatten-binary-tree-to-linked-lis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0" table:style-name="ce9">
            <text:p>3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aximum-width-of-binary-tree/&amp;sa=D&amp;source=editors&amp;ust=1721116182958276&amp;usg=AOvVaw3QOaf1pKIJtzn9VB6IlJxF">https://leetcode.com/problems/maximum-width-of-binary-tre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1" table:style-name="ce9">
            <text:p>3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min-distance-between-two-given-nodes-of-a-binary-tree/1&amp;sa=D&amp;source=editors&amp;ust=1721116182958418&amp;usg=AOvVaw1ig_kB0kzM-2Z4zqAMffEE">https://practice.geeksforgeeks.org/problems/min-distance-between-two-given-nodes-of-a-binary-tree/1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32" table:style-name="ce9">
            <text:p>3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kth-smallest-element-in-a-bst/&amp;sa=D&amp;source=editors&amp;ust=1721116182958655&amp;usg=AOvVaw2JYBUNyK0Z5-O0VeWA-eFl">https://leetcode.com/problems/kth-smallest-element-in-a-bst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33" table:style-name="ce9">
            <text:p>3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binary-tree-zigzag-level-order-traversal/&amp;sa=D&amp;source=editors&amp;ust=1721116182958847&amp;usg=AOvVaw1eFnLJgUZgd6rMNb7m17L6">https://leetcode.com/problems/binary-tree-zigzag-level-order-traversal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34" table:style-name="ce9">
            <text:p>3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count-bst-nodes-that-lie-in-a-given-range/1&amp;sa=D&amp;source=editors&amp;ust=1721116182959032&amp;usg=AOvVaw1k8rmJ92yJWh73ELlVVN9F">https://practice.geeksforgeeks.org/problems/count-bst-nodes-that-lie-in-a-given-range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5" table:style-name="ce9">
            <text:p>3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preorder-to-postorder4423/1&amp;sa=D&amp;source=editors&amp;ust=1721116182959170&amp;usg=AOvVaw2zGEd3X8ReaZnCTNCKi8lG">https://practice.geeksforgeeks.org/problems/preorder-to-postorder4423/1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36" table:style-name="ce9">
            <text:p>36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practice.geeksforgeeks.org/problems/binary-tree-to-dll/1&amp;sa=D&amp;source=editors&amp;ust=1721116182959311&amp;usg=AOvVaw02lKr8RIs0JNJ1gLMbfddQ">https://practice.geeksforgeeks.org/problems/binary-tree-to-dll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7" table:style-name="ce9">
            <text:p>3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binary-tree-maximum-path-sum/&amp;sa=D&amp;source=editors&amp;ust=1721116182959414&amp;usg=AOvVaw3EZk6b98cfXntiYu3X533P">https://leetcode.com/problems/binary-tree-maximum-path-sum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38" table:style-name="ce9">
            <text:p>3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um-of-distances-in-tree/&amp;sa=D&amp;source=editors&amp;ust=1721116182959557&amp;usg=AOvVaw0oRe-GXnTAtqxPtzqyLWdH">https://leetcode.com/problems/sum-of-distances-in-tree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39" table:style-name="ce9">
            <text:p>3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binary-tree-cameras/&amp;sa=D&amp;source=editors&amp;ust=1721116182959681&amp;usg=AOvVaw3vImoBLF0HtNbL4_B163fH">https://leetcode.com/problems/binary-tree-cameras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40" table:style-name="ce9">
            <text:p>4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vertical-order-traversal-of-a-binary-tree/&amp;sa=D&amp;source=editors&amp;ust=1721116182959851&amp;usg=AOvVaw1XW3BPiwixkOjgJLf7Tzoj">https://leetcode.com/problems/vertical-order-traversal-of-a-binary-tree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41" table:style-name="ce9">
            <text:p>41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print-k-sum-paths-binary-tree/&amp;sa=D&amp;source=editors&amp;ust=1721116182959971&amp;usg=AOvVaw2qJhIgeblZ3KX-dtOhTBrT">https://www.geeksforgeeks.org/print-k-sum-paths-binary-tree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42" table:style-name="ce9">
            <text:p>42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erialize-and-deserialize-binary-tree/&amp;sa=D&amp;source=editors&amp;ust=1721116182960088&amp;usg=AOvVaw3xJa5fA45-VUdYM-LpkRIb">https://leetcode.com/problems/serialize-and-deserialize-binary-tree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43" table:style-name="ce9">
            <text:p>43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find-median-bst-time-o1-space/&amp;sa=D&amp;source=editors&amp;ust=1721116182960206&amp;usg=AOvVaw1QZ6hU8gyKdkGoHAXUV1lo">https://www.geeksforgeeks.org/find-median-bst-time-o1-spac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4" table:style-name="ce9">
            <text:p>44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largest-bst-binary-tree-set-2/&amp;sa=D&amp;source=editors&amp;ust=1721116182960332&amp;usg=AOvVaw1iWwSCzsL_vSoFcFLm-7Dw">https://www.geeksforgeeks.org/largest-bst-binary-tree-set-2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45" table:style-name="ce9">
            <text:p>45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construct-bst-from-given-preorder-traversa/&amp;sa=D&amp;source=editors&amp;ust=1721116182960458&amp;usg=AOvVaw2USvzivH3KTcqqMYt8EtKu">https://www.geeksforgeeks.org/construct-bst-from-given-preorder-traversa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8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6">
            <text:p>GRAPH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practice.geeksforgeeks.org/problems/bfs-traversal-of-graph/1&amp;sa=D&amp;source=editors&amp;ust=1721116182960647&amp;usg=AOvVaw00XCvWZDNzWmQPJBzul9Lp">https://practice.geeksforgeeks.org/problems/bfs-traversal-of-graph/1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depth-first-search-or-dfs-for-a-graph/&amp;sa=D&amp;source=editors&amp;ust=1721116182960765&amp;usg=AOvVaw1Crx6dWP_QpT_AwDSFSF91">https://www.geeksforgeeks.org/depth-first-search-or-dfs-for-a-graph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number-of-islands/&amp;sa=D&amp;source=editors&amp;ust=1721116182960881&amp;usg=AOvVaw1ZD77ww8O-QUi3HFt1eoyA">https://leetcode.com/problems/number-of-island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flood-fill/&amp;sa=D&amp;source=editors&amp;ust=1721116182960974&amp;usg=AOvVaw0ewD79Rf5JUvD0WLuglF78">https://leetcode.com/problems/flood-fill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practice.geeksforgeeks.org/problems/rat-in-a-maze-problem/1&amp;sa=D&amp;source=editors&amp;ust=1721116182961088&amp;usg=AOvVaw0xBQq1rXiUHp7KBsygBIl0">https://practice.geeksforgeeks.org/problems/rat-in-a-maze-problem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practice.geeksforgeeks.org/problems/detect-cycle-in-an-undirected-graph/1&amp;sa=D&amp;source=editors&amp;ust=1721116182961182&amp;usg=AOvVaw2ECHAiELBEfEvXE5CsJIWy">https://practice.geeksforgeeks.org/problems/detect-cycle-in-an-undirected-graph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www.geeksforgeeks.org/detect-cycle-in-a-graph/&amp;sa=D&amp;source=editors&amp;ust=1721116182961293&amp;usg=AOvVaw1XKdZ1i9xBRvfMlwns3R-b">https://www.geeksforgeeks.org/detect-cycle-in-a-graph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steps-by-knight5927/1&amp;sa=D&amp;source=editors&amp;ust=1721116182961414&amp;usg=AOvVaw10uOtrF_6nJF2WFi9cWv42">https://practice.geeksforgeeks.org/problems/steps-by-knight5927/1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decode-string/&amp;sa=D&amp;source=editors&amp;ust=1721116182961535&amp;usg=AOvVaw2NI1f0eH6GW0U6fhm1fNgh">https://leetcode.com/problems/decode-string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hortest-bridge/&amp;sa=D&amp;source=editors&amp;ust=1721116182961673&amp;usg=AOvVaw3ouXpj02Ca58HKRG9I82Ei">https://leetcode.com/problems/shortest-bridge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number-of-operations-to-make-network-connected/&amp;sa=D&amp;source=editors&amp;ust=1721116182961790&amp;usg=AOvVaw3domBhEns-depaMfmjz0XI">https://leetcode.com/problems/number-of-operations-to-make-network-connected/</text:a></text:p>
          </table:table-cell>
          <table:table-cell table:style-name="ce12"/>
          <table:table-cell office:value-type="string" table:style-name="ce16">
            <text:p>-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find-eventual-safe-states/&amp;sa=D&amp;source=editors&amp;ust=1721116182961922&amp;usg=AOvVaw2ZOcTxYyVfjObi7e_OxpzQ">https://leetcode.com/problems/find-eventual-safe-state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strongly-connected-components-kosarajus-algo/1&amp;sa=D&amp;source=editors&amp;ust=1721116182962022&amp;usg=AOvVaw2SoODXbhGzzF0c1KfyTVyO">https://practice.geeksforgeeks.org/problems/strongly-connected-components-kosarajus-algo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time-needed-to-inform-all-employees/&amp;sa=D&amp;source=editors&amp;ust=1721116182962142&amp;usg=AOvVaw1crEKlFegJo7JoCxKTzKir">https://leetcode.com/problems/time-needed-to-inform-all-employee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graph-coloring-applications/%23:~:text%3DGraph%2520coloring%2520problem%2520is%2520to,are%2520colored%2520using%2520same%2520color.&amp;sa=D&amp;source=editors&amp;ust=1721116182962263&amp;usg=AOvVaw3vnmONjwKLWjJGePbTTx17">https://www.geeksforgeeks.org/graph-coloring-applications/#:~:text=Graph%20coloring%20problem%20is%20to,are%20colored%20using%20same%20color.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ost-stones-removed-with-same-row-or-column/&amp;sa=D&amp;source=editors&amp;ust=1721116182962463&amp;usg=AOvVaw2UaAglPS_0xZ-5dN0F1k18">https://leetcode.com/problems/most-stones-removed-with-same-row-or-colum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as-far-from-land-as-possible/&amp;sa=D&amp;source=editors&amp;ust=1721116182962592&amp;usg=AOvVaw1Sm0XmmoWuRSR6Cx6COa5Q">https://leetcode.com/problems/as-far-from-land-as-possibl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5" table:style-name="ce9">
            <text:p>1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find-the-city-with-the-smallest-number-of-neighbors-at-a-threshold-distance/&amp;sa=D&amp;source=editors&amp;ust=1721116182962693&amp;usg=AOvVaw0Vm4ONt2TG-T6srdUQqzCp">https://leetcode.com/problems/find-the-city-with-the-smallest-number-of-neighbors-at-a-threshold-distanc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6" table:style-name="ce9">
            <text:p>1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find-whether-it-is-possible-to-finish-all-tasks-or-not-from-given-dependencies/&amp;sa=D&amp;source=editors&amp;ust=1721116182962851&amp;usg=AOvVaw2s2L-zQtYNDezGc7TTFjnp">https://www.geeksforgeeks.org/find-whether-it-is-possible-to-finish-all-tasks-or-not-from-given-dependencie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7" table:style-name="ce9">
            <text:p>1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prims-minimum-spanning-tree-mst-greedy-algo-5/&amp;sa=D&amp;source=editors&amp;ust=1721116182962981&amp;usg=AOvVaw2wnY636RIeX77Y5oXvJmQl">https://www.geeksforgeeks.org/prims-minimum-spanning-tree-mst-greedy-algo-5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implementing-floyd-warshall2042/1&amp;sa=D&amp;source=editors&amp;ust=1721116182963099&amp;usg=AOvVaw3Kj0Ay0HRGGMpA4w6BJKJj">https://practice.geeksforgeeks.org/problems/implementing-floyd-warshall2042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9" table:style-name="ce9">
            <text:p>1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evaluate-division/&amp;sa=D&amp;source=editors&amp;ust=1721116182963188&amp;usg=AOvVaw0yrL5EHi_9Bb5MxQes5O8C">https://leetcode.com/problems/evaluate-divisio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nakes-and-ladders/&amp;sa=D&amp;source=editors&amp;ust=1721116182963277&amp;usg=AOvVaw2EbHCat6r9uiYUqqYmSS2y">https://leetcode.com/problems/snakes-and-ladder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1" table:style-name="ce9">
            <text:p>2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topological-sort/1&amp;sa=D&amp;source=editors&amp;ust=1721116182963368&amp;usg=AOvVaw1Pu31Vdrll33vsxvTJ5yPy">https://practice.geeksforgeeks.org/problems/topological-sort/1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2" table:style-name="ce9">
            <text:p>2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heapest-flights-within-k-stops/description/&amp;sa=D&amp;source=editors&amp;ust=1721116182963494&amp;usg=AOvVaw0nSWreH75cvXqDFle3eGJz">https://leetcode.com/problems/cheapest-flights-within-k-stops/description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23" table:style-name="ce9">
            <text:p>2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detect-negative-cycle-graph-bellman-ford/&amp;sa=D&amp;source=editors&amp;ust=1721116182963628&amp;usg=AOvVaw037uzBv2J7v8VHR7UZExKI">https://www.geeksforgeeks.org/detect-negative-cycle-graph-bellman-ford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4" table:style-name="ce9">
            <text:p>2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bipartite-graph/&amp;sa=D&amp;source=editors&amp;ust=1721116182963727&amp;usg=AOvVaw2fuTMeAk0TsDJcLwWbnDIi">https://www.geeksforgeeks.org/bipartite-graph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5" table:style-name="ce9">
            <text:p>25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longest-increasing-path-in-a-matrix/&amp;sa=D&amp;source=editors&amp;ust=1721116182963847&amp;usg=AOvVaw2Cu1Gd9tITLDjTABxnIN3E">https://leetcode.com/problems/longest-increasing-path-in-a-matrix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26" table:style-name="ce9">
            <text:p>26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aking-a-large-island/&amp;sa=D&amp;source=editors&amp;ust=1721116182963960&amp;usg=AOvVaw2T7C27eCaGubQlbnnHc0Te">https://leetcode.com/problems/making-a-large-island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7" table:style-name="ce9">
            <text:p>2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remove-boxes/&amp;sa=D&amp;source=editors&amp;ust=1721116182964053&amp;usg=AOvVaw22E_NnDU34ELm1Jc-3FhJA">https://leetcode.com/problems/remove-boxes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8" table:style-name="ce9">
            <text:p>2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critical-connections-in-a-network/&amp;sa=D&amp;source=editors&amp;ust=1721116182964202&amp;usg=AOvVaw2CxhBzNenCFv7jgPM-DzMB">https://leetcode.com/problems/critical-connections-in-a-network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29" table:style-name="ce9">
            <text:p>2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practice.geeksforgeeks.org/problems/alien-dictionary/1&amp;sa=D&amp;source=editors&amp;ust=1721116182964336&amp;usg=AOvVaw21SwYLVZgWb9wq4ZrJMB72">https://practice.geeksforgeeks.org/problems/alien-dictionary/1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style-name="ce12"/>
          <table:table-cell office:value-type="string" table:style-name="ce14">
            <text:p>v</text:p>
          </table:table-cell>
          <table:table-cell table:number-columns-repeated="16375"/>
        </table:table-row>
        <table:table-row table:style-name="ro3">
          <table:table-cell office:value-type="float" office:value="30" table:style-name="ce9">
            <text:p>3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water-jug-problem-using-bfs/&amp;sa=D&amp;source=editors&amp;ust=1721116182964471&amp;usg=AOvVaw09Zt5am9IdWF-X5uQjHaJz">https://www.geeksforgeeks.org/water-jug-problem-using-bfs/</text:a></text:p>
          </table:table-cell>
          <table:table-cell table:number-columns-repeated="3" table:style-name="ce12"/>
          <table:table-cell table:style-name="ce16"/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31" table:style-name="ce9">
            <text:p>31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travelling-salesman-problem-set-1/&amp;sa=D&amp;source=editors&amp;ust=1721116182964594&amp;usg=AOvVaw2f6XVi985sCcq-WDmI_4hU">https://www.geeksforgeeks.org/travelling-salesman-problem-set-1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32" table:style-name="ce9">
            <text:p>32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total-number-spanning-trees-graph/&amp;sa=D&amp;source=editors&amp;ust=1721116182964748&amp;usg=AOvVaw37OEy829Rr-L6oIamfwOpD">https://www.geeksforgeeks.org/total-number-spanning-trees-graph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3" table:style-name="ce9">
            <text:p>33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word-ladder/&amp;sa=D&amp;source=editors&amp;ust=1721116182964837&amp;usg=AOvVaw21SZdJ2EPBWCgB2QOwKP7m">https://leetcode.com/problems/word-ladde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4" table:style-name="ce9">
            <text:p>34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minimize-cash-flow-among-given-set-friends-borrowed-money/&amp;sa=D&amp;source=editors&amp;ust=1721116182964958&amp;usg=AOvVaw3K160jjuUkH59kpDURqL2f">https://www.geeksforgeeks.org/minimize-cash-flow-among-given-set-friends-borrowed-mone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7">
            <text:p><text:a xlink:href="https://www.google.com/url?q=https://leetcode.com/problems/remove-boxes/&amp;sa=D&amp;source=editors&amp;ust=1721116182965131&amp;usg=AOvVaw3FnQzelhjyQziJdvmjjUXm">Tries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design-add-and-search-words-data-structure/&amp;sa=D&amp;source=editors&amp;ust=1721116182965225&amp;usg=AOvVaw3PQAvHNmG0OBTgfxUQ1Z8e">https://leetcode.com/problems/design-add-and-search-words-data-structur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word-break-problem-trie-solution/&amp;sa=D&amp;source=editors&amp;ust=1721116182965343&amp;usg=AOvVaw2XpJE2baxvAoodrW2D4TfV">https://www.geeksforgeeks.org/word-break-problem-trie-solution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trie-insert-and-search/&amp;sa=D&amp;source=editors&amp;ust=1721116182965460&amp;usg=AOvVaw2-KTNGkZHZJ-_k-qYRBlqv">https://www.geeksforgeeks.org/trie-insert-and-search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k-anagrams-1/0&amp;sa=D&amp;source=editors&amp;ust=1721116182965613&amp;usg=AOvVaw2hY0a-Rm-Fvxo3ihLeqEjr">https://practice.geeksforgeeks.org/problems/k-anagrams-1/0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palindrome-pairs/&amp;sa=D&amp;source=editors&amp;ust=1721116182965768&amp;usg=AOvVaw1h_o_EZJeHIWI_dBU4jn3l">https://leetcode.com/problems/palindrome-pair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practice.geeksforgeeks.org/problems/phone-directory/0&amp;sa=D&amp;source=editors&amp;ust=1721116182965924&amp;usg=AOvVaw3ZLS-YFpAqgxid5wUyWq-I">https://practice.geeksforgeeks.org/problems/phone-directory/0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6" table:style-name="ce12"/>
          <table:table-cell table:number-columns-repeated="16375"/>
        </table:table-row>
        <table:table-row table:style-name="ro5">
          <table:table-cell table:style-name="ce9"/>
          <table:table-cell table:style-name="ce14"/>
          <table:table-cell office:value-type="string" table:style-name="ce20">
            <text:p>Heaps / PQs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top-k-frequent-elements/&amp;sa=D&amp;source=editors&amp;ust=1721116182966264&amp;usg=AOvVaw148_qdiz0kNQbeJ_XNIbpn">https://leetcode.com/problems/top-k-frequent-element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kth-largest-element-in-an-array/&amp;sa=D&amp;source=editors&amp;ust=1721116182966391&amp;usg=AOvVaw3SWrDn4kbCw6ozDYhQFPVh">https://leetcode.com/problems/kth-largest-element-in-an-array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ugly-number-ii/&amp;sa=D&amp;source=editors&amp;ust=1721116182966511&amp;usg=AOvVaw2-MUvCCgAE4U6mSa9zldKU">https://leetcode.com/problems/ugly-number-i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furthest-building-you-can-reach/&amp;sa=D&amp;source=editors&amp;ust=1721116182966630&amp;usg=AOvVaw0vzL0bwhjKcSIl6ZW_G7iP">https://leetcode.com/problems/furthest-building-you-can-reach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kth-smallest-element-in-a-sorted-matrix/&amp;sa=D&amp;source=editors&amp;ust=1721116182966772&amp;usg=AOvVaw2SenQz7wdSUoHByMa8NZS6">https://leetcode.com/problems/kth-smallest-element-in-a-sorted-matrix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reorganize-string/&amp;sa=D&amp;source=editors&amp;ust=1721116182966901&amp;usg=AOvVaw1ORwtyakz3IqoSVe9rMKV_">https://leetcode.com/problems/reorganize-string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find-the-most-competitive-subsequence/&amp;sa=D&amp;source=editors&amp;ust=1721116182967010&amp;usg=AOvVaw0WvPwYRWX4eCucz3CDDxTm">https://leetcode.com/problems/find-the-most-competitive-subsequenc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practice.geeksforgeeks.org/problems/smallest-positive-missing-number-1587115621/1/&amp;sa=D&amp;source=editors&amp;ust=1721116182967169&amp;usg=AOvVaw3lO5ZA7F-_O9iZ_BlkStUF">https://practice.geeksforgeeks.org/problems/smallest-positive-missing-number-1587115621/1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practice.geeksforgeeks.org/problems/largest-subarray-with-0-sum/1/&amp;sa=D&amp;source=editors&amp;ust=1721116182967296&amp;usg=AOvVaw2covo1gWeRJ2DIoHYWOl-t">https://practice.geeksforgeeks.org/problems/largest-subarray-with-0-sum/1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k-closest-points-to-origin/&amp;sa=D&amp;source=editors&amp;ust=1721116182967413&amp;usg=AOvVaw2CUAH2aWHYNiIYpCugYhcJ">https://leetcode.com/problems/k-closest-points-to-origi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inimum-number-of-refueling-stops/&amp;sa=D&amp;source=editors&amp;ust=1721116182967511&amp;usg=AOvVaw3-b3plEOHvrhwehUSC3G0Q">https://leetcode.com/problems/minimum-number-of-refueling-stop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inimum-cost-to-hire-k-workers/&amp;sa=D&amp;source=editors&amp;ust=1721116182967610&amp;usg=AOvVaw3KHcxP9O42C7G0AquFkzw_">https://leetcode.com/problems/minimum-cost-to-hire-k-worker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wim-in-rising-water/&amp;sa=D&amp;source=editors&amp;ust=1721116182967723&amp;usg=AOvVaw1niF9Zdw9xFjSgXzDygncR">https://leetcode.com/problems/swim-in-rising-wate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liding-window-maximum/&amp;sa=D&amp;source=editors&amp;ust=1721116182967811&amp;usg=AOvVaw1CyPVMrkM1Yr-wh4jtlt2A">https://leetcode.com/problems/sliding-window-maximum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7">
            <text:p><text:a xlink:href="https://www.google.com/url?q=https://leetcode.com/problems/find-the-most-competitive-subsequence/&amp;sa=D&amp;source=editors&amp;ust=1721116182968002&amp;usg=AOvVaw3_7pdCJj3cNAnMMDOBnKTF">Dynamic Programming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climbing-stairs&amp;sa=D&amp;source=editors&amp;ust=1721116182968138&amp;usg=AOvVaw090TInQCnHhlUm7vPWByLB">https://leetcode.com/problems/climbing-stairs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maximum-product-subarray/&amp;sa=D&amp;source=editors&amp;ust=1721116182968262&amp;usg=AOvVaw3SOPwy5GxI3Ifj6lh_LNDB">https://leetcode.com/problems/maximum-product-subarray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ones-and-zeroes/&amp;sa=D&amp;source=editors&amp;ust=1721116182968381&amp;usg=AOvVaw3R1-NWq76TVPMJ6YTFjuFE">https://leetcode.com/problems/ones-and-zeroes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</text:p>
          </table:table-cell>
          <table:table-cell office:value-type="string" table:style-name="ce17">
            <text:p><text:a xlink:href="https://www.google.com/url?q=https://leetcode.com/problems/counting-bits/&amp;sa=D&amp;source=editors&amp;ust=1721116182968509&amp;usg=AOvVaw1o4j9H1FA4k_xncMmOvUef">https://leetcode.com/problems/counting-bits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knight-dialer/&amp;sa=D&amp;source=editors&amp;ust=1721116182968644&amp;usg=AOvVaw3ZkhNw-Cg7dBmiel-T-saI">https://leetcode.com/problems/knight-diale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cutted-segments1642/1&amp;sa=D&amp;source=editors&amp;ust=1721116182968743&amp;usg=AOvVaw3tPx8zM3T2bi2YWPKb-itd">https://practice.geeksforgeeks.org/problems/cutted-segments1642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unique-paths/&amp;sa=D&amp;source=editors&amp;ust=1721116182968863&amp;usg=AOvVaw0VUEY_kv0kw8kDu2GfspgN">https://leetcode.com/problems/unique-path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inimum-path-sum/&amp;sa=D&amp;source=editors&amp;ust=1721116182968982&amp;usg=AOvVaw2O5fG5LAlVuYq8VoLENig9">https://leetcode.com/problems/minimum-path-sum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oin-change/&amp;sa=D&amp;source=editors&amp;ust=1721116182969126&amp;usg=AOvVaw3rEQ6zzKc665dw2NyMcqVI">https://leetcode.com/problems/coin-change/</text:a></text:p>
          </table:table-cell>
          <table:table-cell table:style-name="ce12"/>
          <table:table-cell table:style-name="ce16"/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decode-ways/&amp;sa=D&amp;source=editors&amp;ust=1721116182969265&amp;usg=AOvVaw394zaVQJhep1dZEhSJ5jpN">https://leetcode.com/problems/decode-way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aximum-length-of-repeated-subarray/&amp;sa=D&amp;source=editors&amp;ust=1721116182969399&amp;usg=AOvVaw0Sx25fV2c-YId62VOR7sGB">https://leetcode.com/problems/maximum-length-of-repeated-subarray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longest-increasing-subsequence/&amp;sa=D&amp;source=editors&amp;ust=1721116182969519&amp;usg=AOvVaw3mI63lGEUVOJTevFI-u9k5">https://leetcode.com/problems/longest-increasing-subsequence/</text:a></text:p>
          </table:table-cell>
          <table:table-cell table:number-columns-repeated="4" table:style-name="ce12"/>
          <table:table-cell table:style-name="ce16"/>
          <table:table-cell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longest-common-substring1452/1&amp;sa=D&amp;source=editors&amp;ust=1721116182969633&amp;usg=AOvVaw0vHoNvGs508w8GK9zma0Jw">https://practice.geeksforgeeks.org/problems/longest-common-substring1452/1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ount-square-submatrices-with-all-ones/&amp;sa=D&amp;source=editors&amp;ust=1721116182969752&amp;usg=AOvVaw3m8T0BLj_XU4ePVbql9L5C">https://leetcode.com/problems/count-square-submatrices-with-all-ones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aximal-square/&amp;sa=D&amp;source=editors&amp;ust=1721116182969881&amp;usg=AOvVaw3tRrIuKLRWL_SymEB5riaj">https://leetcode.com/problems/maximal-squar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practice.geeksforgeeks.org/problems/mobile-numeric-keypad5456/1&amp;sa=D&amp;source=editors&amp;ust=1721116182969973&amp;usg=AOvVaw0RqBEa5mJKE7iWB7rq1Jxn">https://practice.geeksforgeeks.org/problems/mobile-numeric-keypad5456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eeksforgeeks.org/weighted-job-scheduling/&amp;sa=D&amp;source=editors&amp;ust=1721116182970061&amp;usg=AOvVaw2sKC1tnlx7K1bW0wg0V0pU">https://www.geeksforgeeks.org/weighted-job-scheduling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5" table:style-name="ce9">
            <text:p>1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delete-and-earn/&amp;sa=D&amp;source=editors&amp;ust=1721116182970151&amp;usg=AOvVaw0m3kawRd20W2jBSRMyUTnx">https://leetcode.com/problems/delete-and-ear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6" table:style-name="ce9">
            <text:p>1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range-sum-query-2d-immutable/&amp;sa=D&amp;source=editors&amp;ust=1721116182970305&amp;usg=AOvVaw39IyQV_gp14pjfSipa2lsY">https://leetcode.com/problems/range-sum-query-2d-immutable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7" table:style-name="ce9">
            <text:p>1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optimal-binary-search-tree-dp-24/&amp;sa=D&amp;source=editors&amp;ust=1721116182970436&amp;usg=AOvVaw0v2_7DxASxVNaYOzAFzcFG">https://www.geeksforgeeks.org/optimal-binary-search-tree-dp-24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frog-jump/&amp;sa=D&amp;source=editors&amp;ust=1721116182970565&amp;usg=AOvVaw0MQ9jWIKWQiH4o4iWwbK_Z">https://leetcode.com/problems/frog-jump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9" table:style-name="ce9">
            <text:p>1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best-time-to-buy-and-sell-stock-iv/&amp;sa=D&amp;source=editors&amp;ust=1721116182970664&amp;usg=AOvVaw2orzEK8V7P2Thb_u6W4tS4">https://leetcode.com/problems/best-time-to-buy-and-sell-stock-iv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inimum-insertion-steps-to-make-a-string-palindrome/&amp;sa=D&amp;source=editors&amp;ust=1721116182970791&amp;usg=AOvVaw1GBOTFm1ydQcxhyNyrFRRZ">https://leetcode.com/problems/minimum-insertion-steps-to-make-a-string-palindrome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1" table:style-name="ce9">
            <text:p>21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oogle.com/url?q%3Dhttps://www.geeksforgeeks.org/largest-area-rectangular-sub-matrix-equal-number-1s-0s/%26sa%3DD%26source%3Deditors%26ust%3D1651476654008730%26usg%3DAOvVaw0jDrhU51BRCAP1M8_etnoN&amp;sa=D&amp;source=editors&amp;ust=1721116182970916&amp;usg=AOvVaw1MlitKYEuT2tcHbqY4kflG">https://www.geeksforgeeks.org/largest-area-rectangular-sub-matrix-equal-number-1s-0s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2" table:style-name="ce9">
            <text:p>22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trapping-rain-water/&amp;sa=D&amp;source=editors&amp;ust=1721116182971062&amp;usg=AOvVaw1u-mlgvt1rDNoYOyQi_Y5a">https://leetcode.com/problems/trapping-rain-water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23" table:style-name="ce9">
            <text:p>23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inimum-cost-to-merge-stones/&amp;sa=D&amp;source=editors&amp;ust=1721116182971179&amp;usg=AOvVaw1qQxj_oa3F0HpE9eV89_qd">https://leetcode.com/problems/minimum-cost-to-merge-stone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24" table:style-name="ce9">
            <text:p>24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count-different-palindromic-subsequences/&amp;sa=D&amp;source=editors&amp;ust=1721116182971296&amp;usg=AOvVaw3xMy0oYvw0b8HglwlYwg8i">https://leetcode.com/problems/count-different-palindromic-subsequences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25" table:style-name="ce9">
            <text:p>25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maximal-rectangle/&amp;sa=D&amp;source=editors&amp;ust=1721116182971410&amp;usg=AOvVaw1X8Sn133mQ--zFTmQd7PDb">https://leetcode.com/problems/maximal-rectangle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26" table:style-name="ce9">
            <text:p>26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burst-balloons/&amp;sa=D&amp;source=editors&amp;ust=1721116182971530&amp;usg=AOvVaw1-hGmY13innqUS-_5F9WG_">https://leetcode.com/problems/burst-balloon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7" table:style-name="ce9">
            <text:p>2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uper-egg-drop/&amp;sa=D&amp;source=editors&amp;ust=1721116182971620&amp;usg=AOvVaw3huF9jyOZmBXj69XttIQzb">https://leetcode.com/problems/super-egg-drop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7">
            <text:p><text:a xlink:href="https://www.google.com/url?q=https://leetcode.com/problems/minimum-insertion-steps-to-make-a-string-palindrome/&amp;sa=D&amp;source=editors&amp;ust=1721116182971792&amp;usg=AOvVaw32sSV6q0Y9zki-kB009ggu">Two Pointer Approach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ort-colors/&amp;sa=D&amp;source=editors&amp;ust=1721116182971890&amp;usg=AOvVaw1FLE8ppPL498v4yKP64hKP">https://leetcode.com/problems/sort-colors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longest-repeating-character-replacement/&amp;sa=D&amp;source=editors&amp;ust=1721116182972009&amp;usg=AOvVaw0ZdiB1wejQICxvWAMzYWVU">https://leetcode.com/problems/longest-repeating-character-replacemen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maximum-number-of-visible-points/&amp;sa=D&amp;source=editors&amp;ust=1721116182972102&amp;usg=AOvVaw1cf9wyx90UtbT1Px2-wQQb">https://leetcode.com/problems/maximum-number-of-visible-points/</text:a></text:p>
          </table:table-cell>
          <table:table-cell table:number-columns-repeated="6" table:style-name="ce12"/>
          <table:table-cell table:number-columns-repeated="16375"/>
        </table:table-row>
        <table:table-row table:number-rows-repeated="2" table:style-name="ro3">
          <table:table-cell table:style-name="ce9"/>
          <table:table-cell table:number-columns-repeated="2" table:style-name="ce14"/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7">
            <text:p><text:a xlink:href="https://www.google.com/url?q=https://leetcode.com/problems/burst-balloons/&amp;sa=D&amp;source=editors&amp;ust=1721116182972296&amp;usg=AOvVaw0ZimRlDutThJqqW_hc0GwT">Greedy Algorithms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gas-station/&amp;sa=D&amp;source=editors&amp;ust=1721116182972389&amp;usg=AOvVaw2neePMMqMB6dT35iHiJXhi">https://leetcode.com/problems/gas-statio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www.geeksforgeeks.org/minimum-cost-for-acquiring-all-coins-with-k-extra-coins-allowed-with-every-coin/&amp;sa=D&amp;source=editors&amp;ust=1721116182972492&amp;usg=AOvVaw0ZUw61RoXKBw6B9exQJaDn">https://www.geeksforgeeks.org/minimum-cost-for-acquiring-all-coins-with-k-extra-coins-allowed-with-every-coin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restore-the-array-from-adjacent-pairs/&amp;sa=D&amp;source=editors&amp;ust=1721116182972630&amp;usg=AOvVaw24j5ooa_e_VbaOYts9OaY5">https://leetcode.com/problems/restore-the-array-from-adjacent-pairs/</text:a></text:p>
          </table:table-cell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task-scheduler/&amp;sa=D&amp;source=editors&amp;ust=1721116182972762&amp;usg=AOvVaw1RldXSMDZRl1SNz1zKqX1y">https://leetcode.com/problems/task-scheduler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minimum-deletions-to-make-character-frequencies-unique/&amp;sa=D&amp;source=editors&amp;ust=1721116182972880&amp;usg=AOvVaw0zJ6oFkJte0cgSmNQko2WV">https://leetcode.com/problems/minimum-deletions-to-make-character-frequencies-unique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remove-k-digits/&amp;sa=D&amp;source=editors&amp;ust=1721116182973023&amp;usg=AOvVaw1atnfF4yC6WX3YbjqJy2so">https://leetcode.com/problems/remove-k-digits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www.spoj.com/problems/CHOCOLA/&amp;sa=D&amp;source=editors&amp;ust=1721116182973193&amp;usg=AOvVaw0BbYPAFiwTmD8NDLQFQ0qp">https://www.spoj.com/problems/CHOCOLA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non-overlapping-intervals/&amp;sa=D&amp;source=editors&amp;ust=1721116182973313&amp;usg=AOvVaw1e9cpg3sK-98WkHbSX2zxK">https://leetcode.com/problems/non-overlapping-intervals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leetcode.com/problems/minimum-deletion-cost-to-avoid-repeating-letters/&amp;sa=D&amp;source=editors&amp;ust=1721116182973432&amp;usg=AOvVaw1Ln5zbImHpVo06G82KVeXM">https://leetcode.com/problems/minimum-deletion-cost-to-avoid-repeating-letter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Easy/Medium</text:p>
          </table:table-cell>
          <table:table-cell office:value-type="string" table:style-name="ce17">
            <text:p><text:a xlink:href="https://www.google.com/url?q=https://www.geeksforgeeks.org/minimum-sum-two-numbers-formed-digits-array-2/&amp;sa=D&amp;source=editors&amp;ust=1721116182973530&amp;usg=AOvVaw1OWYv2Zq2lb2UD-LkEYmDt">https://www.geeksforgeeks.org/minimum-sum-two-numbers-formed-digits-array-2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5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7">
            <text:p><text:a xlink:href="https://www.google.com/url?q=https://leetcode.com/problems/task-scheduler/&amp;sa=D&amp;source=editors&amp;ust=1721116182973756&amp;usg=AOvVaw2ZHriHhqcXp4n2fIiO_7yK">Backtracking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ombination-sum-ii/&amp;sa=D&amp;source=editors&amp;ust=1721116182973852&amp;usg=AOvVaw3oUcJWnyysmXm9JeojEWJY">https://leetcode.com/problems/combination-sum-i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oogle.com/url?q%3Dhttps://practice.geeksforgeeks.org/problems/subset-sum-problem2014/1%26sa%3DD%26source%3Deditors%26ust%3D1651476653976569%26usg%3DAOvVaw3GNAgTQDilnSBWQ-nAIn5w&amp;sa=D&amp;source=editors&amp;ust=1721116182973946&amp;usg=AOvVaw2aJxb_KD2j6qhd41NoAZvj">https://practice.geeksforgeeks.org/problems/subset-sum-problem2014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combinations/&amp;sa=D&amp;source=editors&amp;ust=1721116182974066&amp;usg=AOvVaw1ZVUMbLGORrwomtjYV_cTR">https://leetcode.com/problems/combinations/</text:a></text:p>
          </table:table-cell>
          <table:table-cell office:value-type="string" table:style-name="ce16">
            <text:p>-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subsets-ii/&amp;sa=D&amp;source=editors&amp;ust=1721116182974251&amp;usg=AOvVaw3PbwTbefAnZcbi6U1RQxZ0">https://leetcode.com/problems/subsets-i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www.google.com/url?q%3Dhttps://practice.geeksforgeeks.org/problems/m-coloring-problem-1587115620/1%26sa%3DD%26source%3Deditors%26ust%3D1651476653976680%26usg%3DAOvVaw1BCeaXSqoasq9dHDOSCJWX&amp;sa=D&amp;source=editors&amp;ust=1721116182974347&amp;usg=AOvVaw1pJciGrzRHUnbgMVxyLF_R">https://practice.geeksforgeeks.org/problems/m-coloring-problem-1587115620/1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beautiful-arrangement/&amp;sa=D&amp;source=editors&amp;ust=1721116182974483&amp;usg=AOvVaw1Oevw6bE9vCdXOS2zfxGpb">https://leetcode.com/problems/beautiful-arrangement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palindrome-partitioning/&amp;sa=D&amp;source=editors&amp;ust=1721116182974615&amp;usg=AOvVaw0v-B5Bn20xeeqLCCsIFr1R">https://leetcode.com/problems/palindrome-partitioning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6" table:style-name="ce9">
            <text:p>6</text:p>
          </table:table-cell>
          <table:table-cell office:value-type="string" table:style-name="ce16">
            <text:p>Medium</text:p>
          </table:table-cell>
          <table:table-cell office:value-type="string" table:style-name="ce17">
            <text:p><text:a xlink:href="https://www.google.com/url?q=https://leetcode.com/problems/permutations-ii/&amp;sa=D&amp;source=editors&amp;ust=1721116182974759&amp;usg=AOvVaw35xXLvAXsLpxlZkjjFd9OA">https://leetcode.com/problems/permutations-ii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7" table:style-name="ce9">
            <text:p>7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ubsets/&amp;sa=D&amp;source=editors&amp;ust=1721116182974883&amp;usg=AOvVaw1pFj4q3D44Ii_eUhEagDfg">https://leetcode.com/problems/word-search-ii/</text:a></text:p>
          </table:table-cell>
          <table:table-cell office:value-type="string" table:style-name="ce16">
            <text:p>-</text:p>
          </table:table-cell>
          <table:table-cell table:number-columns-repeated="5" table:style-name="ce12"/>
          <table:table-cell table:number-columns-repeated="16375"/>
        </table:table-row>
        <table:table-row table:style-name="ro3">
          <table:table-cell office:value-type="float" office:value="8" table:style-name="ce9">
            <text:p>8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sudoku-solver/&amp;sa=D&amp;source=editors&amp;ust=1721116182975008&amp;usg=AOvVaw3kdGrGn1DPDtDv5KgKP378">https://leetcode.com/problems/sudoku-solver/</text:a></text:p>
          </table:table-cell>
          <table:table-cell table:number-columns-repeated="2" table:style-name="ce12"/>
          <table:table-cell office:value-type="string" table:style-name="ce16">
            <text:p>-</text:p>
          </table:table-cell>
          <table:table-cell table:number-columns-repeated="3" table:style-name="ce12"/>
          <table:table-cell table:number-columns-repeated="16375"/>
        </table:table-row>
        <table:table-row table:style-name="ro3">
          <table:table-cell office:value-type="float" office:value="9" table:style-name="ce9">
            <text:p>9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n-queens/&amp;sa=D&amp;source=editors&amp;ust=1721116182975123&amp;usg=AOvVaw2xAH3SJm8_0fnOo5AG82lZ">https://leetcode.com/problems/n-queens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leetcode.com/problems/unique-paths-iii/&amp;sa=D&amp;source=editors&amp;ust=1721116182975216&amp;usg=AOvVaw1AnShwkPqvo-qIInztDtBD">https://leetcode.com/problems/unique-paths-iii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1" table:style-name="ce9">
            <text:p>11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find-maximum-number-possible-by-doing-at-most-k-swaps/&amp;sa=D&amp;source=editors&amp;ust=1721116182975337&amp;usg=AOvVaw3nzlzVA_cJ8QHym33-2GWZ">https://www.geeksforgeeks.org/find-maximum-number-possible-by-doing-at-most-k-swaps/</text:a></text:p>
          </table:table-cell>
          <table:table-cell table:number-columns-repeated="4" table:style-name="ce12"/>
          <table:table-cell table:style-name="ce16"/>
          <table:table-cell table:style-name="ce12"/>
          <table:table-cell table:number-columns-repeated="16375"/>
        </table:table-row>
        <table:table-row table:style-name="ro3">
          <table:table-cell office:value-type="float" office:value="12" table:style-name="ce9">
            <text:p>12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partition-set-k-subsets-equal-sum/&amp;sa=D&amp;source=editors&amp;ust=1721116182975482&amp;usg=AOvVaw0-ZnYocpewzOrWgaOH7Ox0">https://www.geeksforgeeks.org/partition-set-k-subsets-equal-sum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3" table:style-name="ce9">
            <text:p>13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tug-of-war/&amp;sa=D&amp;source=editors&amp;ust=1721116182975599&amp;usg=AOvVaw2ft2r-_4xMmbZ_YUozc6iH">https://www.geeksforgeeks.org/tug-of-war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2"/>
          <table:table-cell table:number-columns-repeated="16375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find-paths-from-corner-cell-to-middle-cell-in-maze/&amp;sa=D&amp;source=editors&amp;ust=1721116182975714&amp;usg=AOvVaw3rjVfkfHWUnbhkh1piviH-">https://www.geeksforgeeks.org/find-paths-from-corner-cell-to-middle-cell-in-maze/</text:a></text:p>
          </table:table-cell>
          <table:table-cell table:style-name="ce12"/>
          <table:table-cell office:value-type="string" table:style-name="ce16">
            <text:p>-</text:p>
          </table:table-cell>
          <table:table-cell table:number-columns-repeated="4" table:style-name="ce12"/>
          <table:table-cell table:number-columns-repeated="16375"/>
        </table:table-row>
        <table:table-row table:style-name="ro3">
          <table:table-cell office:value-type="float" office:value="15" table:style-name="ce9">
            <text:p>15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solving-cryptarithmetic-puzzles-backtracking-8/&amp;sa=D&amp;source=editors&amp;ust=1721116182975851&amp;usg=AOvVaw0UkjBfU97HoU4EognwWIVP">https://www.geeksforgeeks.org/solving-cryptarithmetic-puzzles-backtracking-8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6" table:style-name="ce9">
            <text:p>16</text:p>
          </table:table-cell>
          <table:table-cell office:value-type="string" table:style-name="ce16">
            <text:p>Hard</text:p>
          </table:table-cell>
          <table:table-cell office:value-type="string" table:style-name="ce17">
            <text:p><text:a xlink:href="https://www.google.com/url?q=https://www.geeksforgeeks.org/print-palindromic-partitions-string/&amp;sa=D&amp;source=editors&amp;ust=1721116182975952&amp;usg=AOvVaw15VO6EUyfIL9b_3kTh9CGq">https://www.geeksforgeeks.org/print-palindromic-partitions-string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number-columns-repeated="2" table:style-name="ce14"/>
          <table:table-cell table:number-columns-repeated="6" table:style-name="ce12"/>
          <table:table-cell table:number-columns-repeated="16375"/>
        </table:table-row>
        <table:table-row table:style-name="ro3">
          <table:table-cell table:style-name="ce9"/>
          <table:table-cell table:style-name="ce14"/>
          <table:table-cell office:value-type="string" table:style-name="ce17">
            <text:p><text:a xlink:href="https://www.google.com/url?q=https://leetcode.com/problems/n-queens/&amp;sa=D&amp;source=editors&amp;ust=1721116182976133&amp;usg=AOvVaw0VjOJWdoneOVjPjK5wsg33">Segment Tree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6">
            <text:p>Medium/Hard</text:p>
          </table:table-cell>
          <table:table-cell office:value-type="string" table:style-name="ce17">
            <text:p><text:a xlink:href="https://www.google.com/url?q=https://leetcode.com/problems/range-sum-query-immutable/&amp;sa=D&amp;source=editors&amp;ust=1721116182976232&amp;usg=AOvVaw1cKQi2-8zaImwELpXR0_de">https://leetcode.com/problems/range-sum-query-immutable/</text:a></text:p>
          </table:table-cell>
          <table:table-cell office:value-type="string" table:style-name="ce16">
            <text:p>-</text:p>
          </table:table-cell>
          <table:table-cell table:number-columns-repeated="5" table:style-name="ce12"/>
          <table:table-cell table:number-columns-repeated="1637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6">
            <text:p>Medium/Hard</text:p>
          </table:table-cell>
          <table:table-cell office:value-type="string" table:style-name="ce17">
            <text:p><text:a xlink:href="https://www.google.com/url?q=https://leetcode.com/problems/range-sum-query-mutable/&amp;sa=D&amp;source=editors&amp;ust=1721116182976384&amp;usg=AOvVaw0qccY3T-a1XXWrx5pQ1ttq">https://leetcode.com/problems/range-sum-query-mutable/</text:a></text:p>
          </table:table-cell>
          <table:table-cell table:number-columns-repeated="3" table:style-name="ce12"/>
          <table:table-cell office:value-type="string" table:style-name="ce16">
            <text:p>-</text:p>
          </table:table-cell>
          <table:table-cell table:number-columns-repeated="2" table:style-name="ce12"/>
          <table:table-cell table:number-columns-repeated="16375"/>
        </table:table-row>
        <table:table-row table:style-name="ro3">
          <table:table-cell office:value-type="float" office:value="3" table:style-name="ce9">
            <text:p>3</text:p>
          </table:table-cell>
          <table:table-cell office:value-type="string" table:style-name="ce16">
            <text:p>Medium/Hard</text:p>
          </table:table-cell>
          <table:table-cell office:value-type="string" table:style-name="ce17">
            <text:p><text:a xlink:href="https://www.google.com/url?q=https://leetcode.com/problems/count-of-smaller-numbers-after-self/&amp;sa=D&amp;source=editors&amp;ust=1721116182976508&amp;usg=AOvVaw1qUMwhb9gOyTsjQ6zGqRv2">https://leetcode.com/problems/count-of-smaller-numbers-after-self/</text:a></text:p>
          </table:table-cell>
          <table:table-cell table:number-columns-repeated="6" table:style-name="ce12"/>
          <table:table-cell table:number-columns-repeated="16375"/>
        </table:table-row>
        <table:table-row table:style-name="ro3">
          <table:table-cell office:value-type="float" office:value="4" table:style-name="ce9">
            <text:p>4</text:p>
          </table:table-cell>
          <table:table-cell office:value-type="string" table:style-name="ce16">
            <text:p>Medium/Hard</text:p>
          </table:table-cell>
          <table:table-cell office:value-type="string" table:style-name="ce17">
            <text:p><text:a xlink:href="https://www.google.com/url?q=https://leetcode.com/problems/count-of-range-sum/&amp;sa=D&amp;source=editors&amp;ust=1721116182976609&amp;usg=AOvVaw2na-xDeCw8vRSbdxk2dvHq">https://leetcode.com/problems/count-of-range-sum/</text:a></text:p>
          </table:table-cell>
          <table:table-cell table:number-columns-repeated="4" table:style-name="ce12"/>
          <table:table-cell office:value-type="string" table:style-name="ce16">
            <text:p>-</text:p>
          </table:table-cell>
          <table:table-cell table:style-name="ce11"/>
          <table:table-cell table:number-columns-repeated="16375"/>
        </table:table-row>
        <table:table-row table:number-rows-repeated="6" table:style-name="ro3">
          <table:table-cell table:style-name="ce8"/>
          <table:table-cell table:number-columns-repeated="16383" table:style-name="ce1"/>
        </table:table-row>
        <table:table-row table:number-rows-repeated="14" table:style-name="ro3">
          <table:table-cell table:style-name="ce8"/>
          <table:table-cell table:number-columns-repeated="16383"/>
        </table:table-row>
        <table:table-row table:number-rows-repeated="104822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dc:creator>Priyanshu jha</dc:creator>
    <meta:creation-date>2024-06-07T11:10:33Z</meta:creation-date>
    <dc:date>2024-07-16T06:59:58Z</dc:date>
    <meta:editing-cycles>6</meta:editing-cycles>
    <meta:editing-duration>PT249587S</meta:editing-duration>
  </office:meta>
</office:document-meta>
</file>